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ato Light" svg:font-family="'Lato Light'" style:font-pitch="variable"/>
    <style:font-face style:name="YaleNew1" svg:font-family="YaleNew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c0cda"/>
    </style:style>
    <style:style style:name="P2" style:family="paragraph" style:parent-style-name="Text_20_body">
      <style:text-properties officeooo:paragraph-rsid="002f2f67"/>
    </style:style>
    <style:style style:name="P3" style:family="paragraph" style:parent-style-name="Text_20_body">
      <style:text-properties style:font-name="YaleNew1" officeooo:paragraph-rsid="002c0cda"/>
    </style:style>
    <style:style style:name="P4" style:family="paragraph" style:parent-style-name="Standard">
      <style:text-properties style:font-name="YaleNew1" officeooo:paragraph-rsid="002c0cda"/>
    </style:style>
    <style:style style:name="P5" style:family="paragraph" style:parent-style-name="Heading_20_2">
      <style:text-properties officeooo:paragraph-rsid="003b7a15"/>
    </style:style>
    <style:style style:name="T1" style:family="text">
      <style:text-properties officeooo:rsid="0023c9fc"/>
    </style:style>
    <style:style style:name="T2" style:family="text">
      <style:text-properties style:font-name="Lato Light" fo:font-size="6pt" style:font-size-asian="6pt" style:font-size-complex="6pt"/>
    </style:style>
    <style:style style:name="T3" style:family="text">
      <style:text-properties style:font-name="Lato Light" fo:font-size="6pt" officeooo:rsid="002f2f67" style:font-size-asian="6pt" style:font-size-complex="6pt"/>
    </style:style>
    <style:style style:name="T4" style:family="text">
      <style:text-properties style:font-name="Lato Light" fo:font-size="6pt" officeooo:rsid="002fd7ec" style:font-size-asian="6pt" style:font-size-complex="6pt"/>
    </style:style>
    <style:style style:name="T5" style:family="text">
      <style:text-properties style:font-name="Lato Light" fo:font-size="6pt" officeooo:rsid="00342614" style:font-size-asian="6pt" style:font-size-complex="6pt"/>
    </style:style>
    <style:style style:name="T6" style:family="text">
      <style:text-properties style:font-name="Lato Light" fo:font-size="6pt" officeooo:rsid="0038b0a9" style:font-size-asian="6pt" style:font-size-complex="6pt"/>
    </style:style>
    <style:style style:name="T7" style:family="text">
      <style:text-properties officeooo:rsid="002df2ee"/>
    </style:style>
    <style:style style:name="T8" style:family="text">
      <style:text-properties officeooo:rsid="002f2f67"/>
    </style:style>
    <style:style style:name="T9" style:family="text">
      <style:text-properties officeooo:rsid="002fd7ec"/>
    </style:style>
    <style:style style:name="T10" style:family="text">
      <style:text-properties officeooo:rsid="00342614"/>
    </style:style>
    <style:style style:name="T11" style:family="text">
      <style:text-properties fo:font-size="6pt" fo:font-style="italic" style:font-size-asian="6pt" style:font-style-asian="italic"/>
    </style:style>
    <style:style style:name="T12" style:family="text">
      <style:text-properties fo:font-size="6pt" fo:font-style="italic" officeooo:rsid="00383721" style:font-size-asian="6pt" style:font-style-asian="italic"/>
    </style:style>
    <style:style style:name="T13" style:family="text">
      <style:text-properties fo:font-size="6pt" style:font-size-asian="6pt"/>
    </style:style>
    <style:style style:name="T14" style:family="text">
      <style:text-properties officeooo:rsid="0038b0a9"/>
    </style:style>
    <style:style style:name="T15" style:family="text">
      <style:text-properties fo:color="#00cc00" style:font-name="Liberation Sans1" officeooo:rsid="0023c9fc" style:font-name-asian="Liberation Sans1" style:font-name-complex="Liberation Sans1"/>
    </style:style>
    <style:style style:name="T16" style:family="text">
      <style:text-properties fo:color="#00cc00" style:font-name="Liberation Sans1" officeooo:rsid="004198e7" style:font-name-asian="Liberation Sans1" style:font-name-complex="Liberation Sans1"/>
    </style:style>
    <style:style style:name="T17" style:family="text">
      <style:text-properties fo:color="#00cc00" style:font-name="YaleNew1" officeooo:rsid="004198e7" style:font-name-asian="Liberation Sans1" style:font-name-complex="Liberation Sans1"/>
    </style:style>
    <style:style style:name="T18" style:family="text">
      <style:text-properties fo:color="#00cc00" style:font-name="YaleNew1" fo:font-weight="normal" officeooo:rsid="004198e7" style:font-name-asian="Liberation Sans1" style:font-weight-asian="normal" style:font-name-complex="Liberation Sans1" style:font-weight-complex="normal"/>
    </style:style>
    <style:style style:name="T19" style:family="text">
      <style:text-properties fo:color="#00cc00" style:font-name="YaleNew1" fo:font-size="6pt" fo:font-weight="normal" officeooo:rsid="004198e7" style:font-name-asian="Liberation Sans1" style:font-size-asian="6pt" style:font-weight-asian="normal" style:font-name-complex="Liberation Sans1" style:font-size-complex="6pt" style:font-weight-complex="normal"/>
    </style:style>
    <style:style style:name="T20" style:family="text">
      <style:text-properties fo:color="#00cc00" style:font-name="YaleNew1" fo:font-size="6pt" fo:font-style="italic" fo:font-weight="normal" officeooo:rsid="004198e7" style:font-name-asian="Liberation Sans1" style:font-size-asian="6pt" style:font-style-asian="italic" style:font-weight-asian="normal" style:font-name-complex="Liberation Sans1" style:font-size-complex="6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<text:span text:style-name="T1">art of speech index </text:span></text:h>
      <text:h text:style-name="Heading_20_2" text:outline-level="2">V<text:span text:style-name="T1">erb </text:span><text:span text:style-name="T15">√</text:span><text:span text:style-name="T20">deleting known</text:span></text:h>
      <text:p text:style-name="P2"><text:span text:style-name="T7">pass hang sound born strike roll </text:span>blow<text:span text:style-name="T2"> </text:span>fire<text:span text:style-name="T2"> </text:span>tie<text:span text:style-name="T2"> </text:span>lean<text:span text:style-name="T2"> </text:span>shut surround <text:span text:style-name="T8">bear</text:span><text:span text:style-name="T3"> </text:span>fear<text:span text:style-name="T2"> </text:span>feature<text:span text:style-name="T2"> </text:span>ought<text:span text:style-name="T2"> </text:span>slip<text:span text:style-name="T2"> </text:span>score<text:span text:style-name="T2"> </text:span>issue<text:span text:style-name="T2"> </text:span>back<text:span text:style-name="T2"> </text:span>range<text:span text:style-name="T2"> </text:span>account rush<text:span text:style-name="T2"> </text:span>cast<text:span text:style-name="T2"> </text:span>assess<text:span text:style-name="T2"> </text:span>regard <text:span text:style-name="T8">slow</text:span><text:span text:style-name="T3"> </text:span>pose <text:span text:style-name="T9">coach ring race</text:span><text:span text:style-name="T4"> </text:span>light<text:span text:style-name="T2"> </text:span>tos<text:span text:style-name="T9">s confront</text:span><text:span text:style-name="T4"> </text:span>swing<text:span text:style-name="T2"> </text:span>dig<text:span text:style-name="T2"> <text:s/></text:span>line<text:span text:style-name="T2"> </text:span>secure<text:span text:style-name="T2"> </text:span>favor<text:span text:style-name="T2"> </text:span></text:p>
      <text:p text:style-name="P1">pop<text:span text:style-name="T2"> </text:span>snap<text:span text:style-name="T2"> </text:span>sweep<text:span text:style-name="T2"> </text:span>house<text:span text:style-name="T2"> </text:span>yield<text:span text:style-name="T2"> </text:span>wind<text:span text:style-name="T2"> </text:span>wipe<text:span text:style-name="T2"> </text:span>honor<text:span text:style-name="T2"> </text:span>balance<text:span text:style-name="T2"> </text:span>market<text:span text:style-name="T2"> </text:span>pause<text:span text:style-name="T2"> </text:span>dismiss<text:span text:style-name="T2"> </text:span>freeze<text:span text:style-name="T2"> </text:span>sink<text:span text:style-name="T2"> </text:span>tap<text:span text:style-name="T2"> </text:span>double<text:span text:style-name="T2"> </text:span>tire<text:span text:style-name="T2"> </text:span>alter<text:span text:style-name="T2"> </text:span>spot</text:p>
      <text:p text:style-name="P1"><text:span text:style-name="T9">target </text:span>stress<text:span text:style-name="T2"> </text:span>sustain<text:span text:style-name="T2"> </text:span>mount rid<text:span text:style-name="T2"> </text:span>strengthen<text:span text:style-name="T2"> </text:span>prompt<text:span text:style-name="T2"> </text:span>sue<text:span text:style-name="T2"> </text:span>overlook<text:span text:style-name="T2"> </text:span>assert appoint<text:span text:style-name="T2"> </text:span>shrug<text:span text:style-name="T2"> </text:span>brush<text:span text:style-name="T2"> </text:span>crack<text:span text:style-name="T2"> </text:span>swear<text:span text:style-name="T2"> <text:s/></text:span>cool<text:span text:style-name="T2"> </text:span>peer<text:span text:style-name="T2"> </text:span>resign<text:span text:style-name="T2"> </text:span>echo<text:span text:style-name="T2"> </text:span>slam<text:span text:style-name="T2"> </text:span>march<text:span text:style-name="T2"> </text:span>pitch<text:span text:style-name="T2"> </text:span>flash<text:span text:style-name="T2"> </text:span>tip<text:span text:style-name="T2"> </text:span>tra<text:span text:style-name="T10">p enforce reinforce </text:span>contend<text:span text:style-name="T2"> </text:span>top<text:span text:style-name="T2"> </text:span>dump<text:span text:style-name="T2"> </text:span>endure<text:span text:style-name="T2"> </text:span>await<text:span text:style-name="T2"> </text:span>spill<text:span text:style-name="T2"> </text:span>boost<text:span text:style-name="T2"> </text:span>undermine<text:span text:style-name="T2"> </text:span>accommodate<text:span text:style-name="T2"> </text:span>convey<text:span text:style-name="T2"> </text:span>desir<text:span text:style-name="T10">e crawl </text:span>frame<text:span text:style-name="T2"> </text:span>age<text:span text:style-name="T2"> </text:span>strip<text:span text:style-name="T2"> </text:span>trai<text:span text:style-name="T10">l chop</text:span><text:span text:style-name="T5"> </text:span>stumble<text:span text:style-name="T2"> </text:span>spring<text:span text:style-name="T2"> </text:span>stem<text:span text:style-name="T2"> </text:span>tackle<text:span text:style-name="T2"> </text:span>heat</text:p>
      <text:p text:style-name="P1">tuck<text:span text:style-name="T2"> </text:span>grin<text:span text:style-name="T2"> </text:span>rock<text:span text:style-name="T2"> </text:span>root<text:span text:style-name="T2"> </text:span>haul<text:span text:style-name="T2"> </text:span>concede<text:span text:style-name="T2"> </text:span>whip<text:span text:style-name="T2"> </text:span>seat<text:span text:style-name="T2"> </text:span>utilize<text:span text:style-name="T2"> </text:span>crush<text:span text:style-name="T2"> </text:span>scramble<text:span text:style-name="T2"> </text:span>shed<text:span text:style-name="T2"> </text:span>foster<text:span text:style-name="T2"> </text:span>shove<text:span text:style-name="T2"> </text:span>comprise<text:span text:style-name="T2"> </text:span>counter<text:span text:style-name="T2"> </text:span>outline<text:span text:style-name="T2"> </text:span>gaze<text:span text:style-name="T2"> </text:span>compel<text:span text:style-name="T2"> </text:span>envision<text:span text:style-name="T2"> </text:span>wound<text:span text:style-name="T2"> </text:span>flood<text:span text:style-name="T2"> </text:span>dip<text:span text:style-name="T2"> </text:span>pat unfold<text:span text:style-name="T2"> </text:span>joke<text:span text:style-name="T2"> </text:span>deem<text:span text:style-name="T2"> </text:span>sneak<text:span text:style-name="T2"> </text:span>pile<text:span text:style-name="T2"> </text:span>spare<text:span text:style-name="T2"> </text:span>cling<text:span text:style-name="T2"> </text:span>blink<text:span text:style-name="T2"> </text:span>plunge<text:span text:style-name="T2"> </text:span>color<text:span text:style-name="T2"> </text:span>steer<text:span text:style-name="T2"> </text:span>cheer<text:span text:style-name="T2"> </text:span>thrive<text:span text:style-name="T2"> </text:span>compromise<text:span text:style-name="T2"> </text:span>strain<text:span text:style-name="T2"> </text:span>sprinkle<text:span text:style-name="T2"> </text:span>arm<text:span text:style-name="T2"> </text:span>forbid<text:span text:style-name="T2"> </text:span>poke<text:span text:style-name="T2"> </text:span>opt<text:span text:style-name="T2"> </text:span>trouble<text:span text:style-name="T2"> </text:span>soar<text:span text:style-name="T2"> </text:span>enact round<text:span text:style-name="T2"> </text:span>circle<text:span text:style-name="T2"> </text:span>prevail<text:span text:style-name="T2"> </text:span>screw<text:span text:style-name="T2"> </text:span>battle<text:span text:style-name="T2"> </text:span>drill<text:span text:style-name="T2"> </text:span>pound<text:span text:style-name="T2"> </text:span>frown<text:span text:style-name="T2"> </text:span>regain<text:span text:style-name="T2"> </text:span>contemplate<text:span text:style-name="T2"> </text:span>spark<text:span text:style-name="T2"> </text:span>fish<text:span text:style-name="T2"> </text:span>mutter<text:span text:style-name="T2"> </text:span>depart soak<text:span text:style-name="T2"> </text:span>crowd<text:span text:style-name="T2"> </text:span>bow<text:span text:style-name="T2"> </text:span>weave<text:span text:style-name="T2"> </text:span>drown<text:span text:style-name="T2"> </text:span>spit harvest kneel<text:span text:style-name="T2"> </text:span>kid<text:span text:style-name="T2"> </text:span>bore<text:span text:style-name="T2"> </text:span>retrieve<text:span text:style-name="T2"> </text:span>devise<text:span text:style-name="T2"> </text:span>campaign<text:span text:style-name="T2"> </text:span>suppress<text:span text:style-name="T2"> </text:span>contract</text:p>
      <text:h text:style-name="Heading_20_2" text:outline-level="2">N<text:span text:style-name="T1">oun</text:span></text:h>
      <text:p text:style-name="P1">time<text:span text:style-name="T2"> </text:span>year<text:span text:style-name="T2"> </text:span>people<text:span text:style-name="T2"> </text:span>way<text:span text:style-name="T2"> </text:span>day<text:span text:style-name="T2"> </text:span>man<text:span text:style-name="T2"> </text:span>thing<text:span text:style-name="T2"> </text:span>woman<text:span text:style-name="T2"> </text:span>life<text:span text:style-name="T2"> </text:span>child<text:span text:style-name="T2"> </text:span>world<text:span text:style-name="T2"> </text:span>school<text:span text:style-name="T2"> </text:span>state<text:span text:style-name="T2"> </text:span>family<text:span text:style-name="T2"> </text:span>student</text:p>
      <text:p text:style-name="P1">group<text:span text:style-name="T2"> </text:span>country<text:span text:style-name="T2"> </text:span>problem<text:span text:style-name="T2"> </text:span>hand<text:span text:style-name="T2"> </text:span>part</text:p>
      <text:p text:style-name="P1">place<text:span text:style-name="T2"> </text:span>case<text:span text:style-name="T2"> </text:span>week<text:span text:style-name="T2"> </text:span>company<text:span text:style-name="T2"> </text:span>system<text:span text:style-name="T2"> </text:span>program<text:span text:style-name="T2"> </text:span>question<text:span text:style-name="T2"> </text:span>work<text:span text:style-name="T2"> </text:span>government</text:p>
      <text:p text:style-name="P1">sure<text:span text:style-name="T2"> </text:span>low<text:span text:style-name="T2"> </text:span>early<text:span text:style-name="T2"> </text:span>able<text:span text:style-name="T2"> </text:span>human<text:span text:style-name="T2"> </text:span>interest</text:p>
      <text:p text:style-name="P1">death<text:span text:style-name="T2"> </text:span>experience<text:span text:style-name="T2"> </text:span>local<text:span text:style-name="T2"> </text:span>effect</text:p>
      <text:p text:style-name="P1">use<text:span text:style-name="T2"> </text:span>class<text:span text:style-name="T2"> </text:span>control<text:span text:style-name="T2"> </text:span>care<text:span text:style-name="T2"> </text:span>late<text:span text:style-name="T2"> </text:span>hard<text:span text:style-name="T2"> </text:span>field<text:span text:style-name="T2"> </text:span>major<text:span text:style-name="T2"> </text:span>development</text:p>
      <text:p text:style-name="P1">role<text:span text:style-name="T2"> </text:span>better<text:span text:style-name="T2"> </text:span>economic<text:span text:style-name="T2"> </text:span>effort</text:p>
      <text:p text:style-name="P1">rate<text:span text:style-name="T2"> </text:span>strong<text:span text:style-name="T2"> </text:span>possible<text:span text:style-name="T2"> </text:span>heart</text:p>
      <text:p text:style-name="P1">drug<text:span text:style-name="T2"> </text:span>show<text:span text:style-name="T2"> </text:span>leader<text:span text:style-name="T2"> </text:span>light</text:p>
      <text:p text:style-name="P1">voice<text:span text:style-name="T2"> </text:span>wife<text:span text:style-name="T2"> </text:span>whole<text:span text:style-name="T2"> </text:span>police<text:span text:style-name="T2"> </text:span>mind<text:span text:style-name="T2"> </text:span>free<text:span text:style-name="T2"> </text:span>price<text:span text:style-name="T2"> </text:span>report</text:p>
      <text:p text:style-name="P1">decision<text:span text:style-name="T2"> </text:span>son<text:span text:style-name="T2"> </text:span>view<text:span text:style-name="T2"> </text:span>relationship<text:span text:style-name="T2"> </text:span>town<text:span text:style-name="T2"> </text:span>road<text:span text:style-name="T2"> </text:span>arm<text:span text:style-name="T2"> </text:span>difference<text:span text:style-name="T2"> </text:span>value<text:span text:style-name="T2"> </text:span>building<text:span text:style-name="T2"> </text:span>action<text:span text:style-name="T2"> </text:span>model<text:span text:style-name="T2"> </text:span>season<text:span text:style-name="T2"> </text:span>society<text:span text:style-name="T2"> </text:span>tax<text:span text:style-name="T2"> </text:span>director<text:span text:style-name="T2"> </text:span>position<text:span text:style-name="T2"> </text:span>player<text:span text:style-name="T2"> </text:span>record<text:span text:style-name="T2"> </text:span>paper<text:span text:style-name="T2"> </text:span>space<text:span text:style-name="T2"> </text:span>ground<text:span text:style-name="T2"> </text:span>form<text:span text:style-name="T2"> </text:span>event</text:p>
      <text:p text:style-name="P1">official<text:span text:style-name="T2"> </text:span>matter<text:span text:style-name="T2"> </text:span>center<text:span text:style-name="T2"> </text:span>couple<text:span text:style-name="T2"> </text:span>site<text:span text:style-name="T2"> </text:span>project</text:p>
      <text:p text:style-name="P1">activity<text:span text:style-name="T2"> </text:span>star<text:span text:style-name="T2"> </text:span>table<text:span text:style-name="T2"> </text:span>need<text:span text:style-name="T2"> </text:span>court</text:p>
      <text:p text:style-name="P1">American<text:span text:style-name="T2"> </text:span>oil<text:span text:style-name="T2"> </text:span>situation<text:span text:style-name="T2"> </text:span>cost</text:p>
      <text:p text:style-name="P1">industry<text:span text:style-name="T2"> </text:span>figure<text:span text:style-name="T2"> </text:span>street</text:p>
      <text:p text:style-name="P1">image<text:span text:style-name="T2"> </text:span>phone<text:span text:style-name="T2"> </text:span>data<text:span text:style-name="T2"> </text:span>picture<text:span text:style-name="T2"> </text:span>practice<text:span text:style-name="T2"> </text:span>piece<text:span text:style-name="T2"> </text:span>land<text:span text:style-name="T2"> </text:span>product</text:p>
      <text:p text:style-name="P1">doctor<text:span text:style-name="T2"> </text:span>wall<text:span text:style-name="T2"> </text:span>patient</text:p>
      <text:p text:style-name="P1">worker<text:span text:style-name="T2"> </text:span>news<text:span text:style-name="T2"> </text:span>test</text:p>
      <text:p text:style-name="P1">movie<text:span text:style-name="T2"> </text:span>north<text:span text:style-name="T2"> </text:span>love<text:span text:style-name="T2"> </text:span>support</text:p>
      <text:p text:style-name="P1">technology<text:span text:style-name="T2"> </text:span>step<text:span text:style-name="T2"> </text:span>baby<text:span text:style-name="T2"> </text:span>computer<text:span text:style-name="T2"> </text:span>type<text:span text:style-name="T2"> </text:span>attention<text:span text:style-name="T2"> </text:span>film<text:span text:style-name="T2"> </text:span>Republican<text:span text:style-name="T2"> </text:span>tree<text:span text:style-name="T2"> </text:span>source<text:span text:style-name="T2"> </text:span>organization<text:span text:style-name="T2"> </text:span>hair<text:span text:style-name="T2"> </text:span>look<text:span text:style-name="T2"> </text:span>century<text:span text:style-name="T2"> </text:span>evidence<text:span text:style-name="T2"> </text:span>window<text:span text:style-name="T2"> </text:span>culture<text:span text:style-name="T2"> </text:span>chance<text:span text:style-name="T2"> </text:span>brother<text:span text:style-name="T2"> </text:span>energy<text:span text:style-name="T2"> </text:span>period<text:span text:style-name="T2"> </text:span>course<text:span text:style-name="T2"> </text:span>summer<text:span text:style-name="T2"> </text:span>plant</text:p>
      <text:p text:style-name="P1">opportunity<text:span text:style-name="T2"> </text:span>term<text:span text:style-name="T2"> </text:span>letter<text:span text:style-name="T2"> </text:span>condition<text:span text:style-name="T2"> </text:span>choice<text:span text:style-name="T2"> </text:span>rule<text:span text:style-name="T2"> </text:span>daughter<text:span text:style-name="T2"> </text:span>administration<text:span text:style-name="T2"> </text:span>south<text:span text:style-name="T2"> </text:span>husband<text:span text:style-name="T2"> </text:span>Congress<text:span text:style-name="T2"> </text:span>floor<text:span text:style-name="T2"> </text:span>campaign<text:span text:style-name="T2"> </text:span>material<text:span text:style-name="T2"> </text:span>population<text:span text:style-name="T2"> </text:span>call<text:span text:style-name="T2"> </text:span>economy<text:span text:style-name="T2"> </text:span>hospital<text:span text:style-name="T2"> </text:span>church<text:span text:style-name="T2"> </text:span>risk<text:span text:style-name="T2"> </text:span>fire<text:span text:style-name="T2"> </text:span>future<text:span text:style-name="T2"> </text:span>defense<text:span text:style-name="T2"> </text:span>security<text:span text:style-name="T2"> </text:span>bank<text:span text:style-name="T2"> </text:span>west</text:p>
      <text:p text:style-name="P1">sport</text:p>
      <text:p text:style-name="P1">board<text:span text:style-name="T2"> </text:span>subject</text:p>
      <text:p text:style-name="P1">officer<text:span text:style-name="T2"> </text:span>rest</text:p>
      <text:p text:style-name="P1">behavior<text:span text:style-name="T2"> </text:span>performance<text:span text:style-name="T2"> </text:span>top<text:span text:style-name="T2"> </text:span>goal<text:span text:style-name="T2"> </text:span>second<text:span text:style-name="T2"> </text:span>bed<text:span text:style-name="T2"> </text:span>order<text:span text:style-name="T2"> </text:span>author<text:span text:style-name="T2"> </text:span>blood<text:span text:style-name="T2"> </text:span>agency<text:span text:style-name="T2"> </text:span>nature<text:span text:style-name="T2"> </text:span>color<text:span text:style-name="T2"> </text:span>store<text:span text:style-name="T2"> </text:span>sound<text:span text:style-name="T2"> </text:span>movement</text:p>
      <text:p text:style-name="P1">page<text:span text:style-name="T2"> </text:span>race<text:span text:style-name="T2"> </text:span>concern<text:span text:style-name="T2"> </text:span>series<text:span text:style-name="T2"> </text:span>language<text:span text:style-name="T2"> </text:span>response<text:span text:style-name="T2"> </text:span>animal<text:span text:style-name="T2"> </text:span>factor<text:span text:style-name="T2"> </text:span>decade<text:span text:style-name="T2"> </text:span>article<text:span text:style-name="T2"> </text:span>east</text:p>
      <text:p text:style-name="P1">artist</text:p>
      <text:p text:style-name="P1">scene<text:span text:style-name="T2"> </text:span>stock<text:span text:style-name="T2"> </text:span>career<text:span text:style-name="T2"> </text:span>treatment</text:p>
      <text:p text:style-name="P1">approach<text:span text:style-name="T2"> </text:span>size<text:span text:style-name="T2"> </text:span>dog<text:span text:style-name="T2"> </text:span>fund<text:span text:style-name="T2"> </text:span>media<text:span text:style-name="T2"> </text:span>sign<text:span text:style-name="T2"> </text:span>thought</text:p>
      <text:p text:style-name="P1">list</text:p>
      <text:p text:style-name="P1">individual<text:span text:style-name="T2"> </text:span>quality<text:span text:style-name="T2"> </text:span>pressure<text:span text:style-name="T2"> </text:span>answer<text:span text:style-name="T2"> </text:span>resource<text:span text:style-name="T2"> </text:span>meeting<text:span text:style-name="T2"> </text:span>disease<text:span text:style-name="T2"> </text:span>success<text:span text:style-name="T2"> </text:span>cup<text:span text:style-name="T2"> </text:span>amount</text:p>
      <text:p text:style-name="P1">ability<text:span text:style-name="T2"> </text:span>staff<text:span text:style-name="T2"> </text:span>character<text:span text:style-name="T2"> </text:span>growth<text:span text:style-name="T2"> </text:span>loss<text:span text:style-name="T2"> </text:span>degree<text:span text:style-name="T2"> </text:span>attack<text:span text:style-name="T2"> </text:span>region<text:span text:style-name="T2"> </text:span>television<text:span text:style-name="T2"> </text:span>box<text:span text:style-name="T2"> </text:span>TV<text:span text:style-name="T2"> </text:span>training<text:span text:style-name="T2"> </text:span>trade<text:span text:style-name="T2"> </text:span>deal<text:span text:style-name="T2"> </text:span>election<text:span text:style-name="T2"> </text:span>feeling<text:span text:style-name="T2"> </text:span>standard<text:span text:style-name="T2"> </text:span>bill<text:span text:style-name="T2"> </text:span>message<text:span text:style-name="T2"> </text:span>analysis<text:span text:style-name="T2"> </text:span>benefit</text:p>
      <text:p text:style-name="P1"><text:soft-page-break/>sex<text:span text:style-name="T2"> </text:span>lawyer<text:span text:style-name="T2"> </text:span>section<text:span text:style-name="T2"> </text:span>glass<text:span text:style-name="T2"> </text:span>skill<text:span text:style-name="T2"> </text:span>sister<text:span text:style-name="T2"> </text:span>professor<text:span text:style-name="T2"> </text:span>operation<text:span text:style-name="T2"> </text:span>crime<text:span text:style-name="T2"> </text:span>stage<text:span text:style-name="T2"> </text:span>authority<text:span text:style-name="T2"> </text:span>design<text:span text:style-name="T2"> </text:span>sort</text:p>
      <text:p text:style-name="P1">one<text:span text:style-name="T2"> </text:span>knowledge<text:span text:style-name="T2"> </text:span>gun<text:span text:style-name="T2"> </text:span>station<text:span text:style-name="T2"> </text:span>strategy<text:span text:style-name="T2"> </text:span>truth<text:span text:style-name="T2"> </text:span>song<text:span text:style-name="T2"> </text:span>example<text:span text:style-name="T2"> </text:span>environment</text:p>
      <text:p text:style-name="P1">leg<text:span text:style-name="T2"> </text:span>public<text:span text:style-name="T2"> </text:span>executive<text:span text:style-name="T2"> </text:span>set</text:p>
      <text:p text:style-name="P1">rock<text:span text:style-name="T2"> </text:span>note<text:span text:style-name="T2"> </text:span>manager<text:span text:style-name="T2"> </text:span>help<text:span text:style-name="T2"> </text:span>network<text:span text:style-name="T2"> </text:span>science<text:span text:style-name="T2"> </text:span>memory<text:span text:style-name="T2"> </text:span>card<text:span text:style-name="T2"> </text:span>seat</text:p>
      <text:p text:style-name="P1">cell<text:span text:style-name="T2"> </text:span>trial<text:span text:style-name="T2"> </text:span>expert</text:p>
      <text:p text:style-name="P1">spring<text:span text:style-name="T2"> </text:span>firm<text:span text:style-name="T2"> </text:span>Democrat</text:p>
      <text:p text:style-name="P1">radio<text:span text:style-name="T2"> </text:span>management</text:p>
      <text:p text:style-name="P1">ball<text:span text:style-name="T2"> </text:span>talk<text:span text:style-name="T2"> </text:span>theory<text:span text:style-name="T2"> </text:span>impact</text:p>
      <text:p text:style-name="P1">statement</text:p>
      <text:p text:style-name="P1">charge<text:span text:style-name="T2"> </text:span>direction<text:span text:style-name="T2"> </text:span>weapon<text:span text:style-name="T2"> </text:span>employee<text:span text:style-name="T2"> </text:span>peace<text:span text:style-name="T2"> </text:span>base<text:span text:style-name="T2"> </text:span>pain<text:span text:style-name="T2"> </text:span>play<text:span text:style-name="T2"> </text:span>measure<text:span text:style-name="T2"> </text:span>interview<text:span text:style-name="T2"> </text:span>chair<text:span text:style-name="T2"> </text:span>fish<text:span text:style-name="T2"> </text:span>camera<text:span text:style-name="T2"> </text:span>structure<text:span text:style-name="T2"> </text:span>politics<text:span text:style-name="T2"> </text:span>bit</text:p>
      <text:p text:style-name="P1">weight</text:p>
      <text:p text:style-name="P1">candidate<text:span text:style-name="T2"> </text:span>production<text:span text:style-name="T2"> </text:span>trip<text:span text:style-name="T2"> </text:span>evening<text:span text:style-name="T2"> </text:span>conference<text:span text:style-name="T2"> </text:span>unit</text:p>
      <text:p text:style-name="P1">style<text:span text:style-name="T2"> </text:span>adult</text:p>
      <text:p text:style-name="P1">range<text:span text:style-name="T2"> </text:span>past</text:p>
      <text:p text:style-name="P1">edge<text:span text:style-name="T2"> </text:span>writer<text:span text:style-name="T2"> </text:span>trouble<text:span text:style-name="T2"> </text:span>challenge<text:span text:style-name="T2"> </text:span>fear<text:span text:style-name="T2"> </text:span>shoulder<text:span text:style-name="T2"> </text:span>institution<text:span text:style-name="T2"> </text:span>sea<text:span text:style-name="T2"> </text:span>dream<text:span text:style-name="T2"> </text:span>bar<text:span text:style-name="T2"> </text:span>property<text:span text:style-name="T2"> </text:span>stuff<text:span text:style-name="T2"> </text:span>detail<text:span text:style-name="T2"> </text:span>method<text:span text:style-name="T2"> </text:span>magazine<text:span text:style-name="T2"> </text:span>hotel<text:span text:style-name="T2"> </text:span>soldier<text:span text:style-name="T2"> </text:span>cause<text:span text:style-name="T2"> </text:span>bag<text:span text:style-name="T2"> </text:span>heat</text:p>
      <text:p text:style-name="P1">fall<text:span text:style-name="T2"> </text:span>marriage<text:span text:style-name="T2"> </text:span>surface<text:span text:style-name="T2"> </text:span>purpose<text:span text:style-name="T2"> </text:span>pattern<text:span text:style-name="T2"> </text:span>skin<text:span text:style-name="T2"> </text:span>agent</text:p>
      <text:p text:style-name="P1">owner<text:span text:style-name="T2"> </text:span>machine<text:span text:style-name="T2"> </text:span>gas<text:span text:style-name="T2"> </text:span>generation<text:span text:style-name="T2"> </text:span>cancer<text:span text:style-name="T2"> </text:span>item<text:span text:style-name="T2"> </text:span>reality<text:span text:style-name="T2"> </text:span>coach<text:span text:style-name="T2"> </text:span>Mrs<text:span text:style-name="T2"> </text:span>yard<text:span text:style-name="T2"> </text:span>violence<text:span text:style-name="T2"> </text:span>investment</text:p>
      <text:p text:style-name="P1">discussion<text:span text:style-name="T2"> </text:span>finger<text:span text:style-name="T2"> </text:span>garden<text:span text:style-name="T2"> </text:span>collection<text:span text:style-name="T2"> </text:span>task<text:span text:style-name="T2"> </text:span>partner<text:span text:style-name="T2"> </text:span>kitchen<text:span text:style-name="T2"> </text:span>consumer<text:span text:style-name="T2"> </text:span>shot</text:p>
      <text:p text:style-name="P1">budget</text:p>
      <text:p text:style-name="P1">painting<text:span text:style-name="T2"> </text:span>scientist</text:p>
      <text:p text:style-name="P1">agreement</text:p>
      <text:p text:style-name="P1">capital<text:span text:style-name="T2"> </text:span>mouth<text:span text:style-name="T2"> </text:span>victim<text:span text:style-name="T2"> </text:span>newspaper<text:span text:style-name="T2"> </text:span>threat</text:p>
      <text:p text:style-name="P1">responsibility<text:span text:style-name="T2"> </text:span>attorney<text:span text:style-name="T2"> </text:span>score<text:span text:style-name="T2"> </text:span>account</text:p>
      <text:p text:style-name="P1">break<text:span text:style-name="T2"> </text:span>audience<text:span text:style-name="T2"> </text:span>dinner<text:span text:style-name="T2"> </text:span>vote<text:span text:style-name="T2"> </text:span>debate<text:span text:style-name="T2"> </text:span>citizen<text:span text:style-name="T2"> </text:span>majority<text:span text:style-name="T2"> </text:span>wind<text:span text:style-name="T2"> </text:span>mission<text:span text:style-name="T2"> </text:span>customer<text:span text:style-name="T2"> </text:span>speech<text:span text:style-name="T2"> </text:span>option<text:span text:style-name="T2"> </text:span>participant</text:p>
      <text:p text:style-name="P1">forest</text:p>
      <text:p text:style-name="P1">video<text:span text:style-name="T2"> </text:span>Senate<text:span text:style-name="T2"> </text:span>reform<text:span text:style-name="T2"> </text:span>access<text:span text:style-name="T2"> </text:span>restaurant</text:p>
      <text:p text:style-name="P1">judge<text:span text:style-name="T2"> </text:span>relation<text:span text:style-name="T2"> </text:span>bird<text:span text:style-name="T2"> </text:span>opinion<text:span text:style-name="T2"> </text:span>credit</text:p>
      <text:p text:style-name="P1">corner<text:span text:style-name="T2"> </text:span>version<text:span text:style-name="T2"> </text:span>safety<text:span text:style-name="T2"> </text:span>neighborhood<text:span text:style-name="T2"> </text:span>act</text:p>
      <text:p text:style-name="P1">troop<text:span text:style-name="T2"> </text:span>income<text:span text:style-name="T2"> </text:span>species<text:span text:style-name="T2"> </text:span>track<text:span text:style-name="T2"> </text:span>hope<text:span text:style-name="T2"> </text:span>sky<text:span text:style-name="T2"> </text:span>freedom<text:span text:style-name="T2"> </text:span>plane<text:span text:style-name="T2"> </text:span>object</text:p>
      <text:p text:style-name="P1">attitude<text:span text:style-name="T2"> </text:span>labor<text:span text:style-name="T2"> </text:span>concept</text:p>
      <text:p text:style-name="P1">client</text:p>
      <text:p text:style-name="P1">conversation<text:span text:style-name="T2"> </text:span>variety<text:span text:style-name="T2"> </text:span>turn<text:span text:style-name="T2"> </text:span>investigation<text:span text:style-name="T2"> </text:span>researcher<text:span text:style-name="T2"> </text:span>press<text:span text:style-name="T2"> </text:span>conflict</text:p>
      <text:p text:style-name="P1">spirit</text:p>
      <text:p text:style-name="P1">argument</text:p>
      <text:p text:style-name="P1">camp<text:span text:style-name="T2"> </text:span>brain<text:span text:style-name="T2"> </text:span>feature<text:span text:style-name="T2"> </text:span>afternoon<text:span text:style-name="T2"> </text:span>weekend<text:span text:style-name="T2"> </text:span>possibility<text:span text:style-name="T2"> </text:span>insurance<text:span text:style-name="T2"> </text:span>department</text:p>
      <text:p text:style-name="P1">battle<text:span text:style-name="T2"> </text:span>beginning<text:span text:style-name="T2"> </text:span>date<text:span text:style-name="T2"> </text:span>crisis<text:span text:style-name="T2"> </text:span>fan<text:span text:style-name="T2"> </text:span>hole<text:span text:style-name="T2"> </text:span>element</text:p>
      <text:p text:style-name="P1">vision<text:span text:style-name="T2"> </text:span>status<text:span text:style-name="T2"> </text:span>ship<text:span text:style-name="T2"> </text:span>solution<text:span text:style-name="T2"> </text:span>stone<text:span text:style-name="T2"> </text:span>scale<text:span text:style-name="T2"> </text:span>university<text:span text:style-name="T2"> </text:span>driver<text:span text:style-name="T2"> </text:span>attempt</text:p>
      <text:p text:style-name="P1">park<text:span text:style-name="T2"> </text:span>spot</text:p>
      <text:p text:style-name="P1">lack<text:span text:style-name="T2"> </text:span>ice<text:span text:style-name="T2"> </text:span>boat</text:p>
      <text:p text:style-name="P1">sun<text:span text:style-name="T2"> </text:span>distance<text:span text:style-name="T2"> </text:span>wood<text:span text:style-name="T2"> </text:span>truck<text:span text:style-name="T2"> </text:span>return<text:span text:style-name="T2"> </text:span>mountain<text:span text:style-name="T2"> </text:span>survey<text:span text:style-name="T2"> </text:span>tradition<text:span text:style-name="T2"> </text:span>winter<text:span text:style-name="T2"> </text:span>village<text:span text:style-name="T2"> </text:span>sales<text:span text:style-name="T2"> </text:span>communication<text:span text:style-name="T2"> </text:span>run<text:span text:style-name="T2"> </text:span>screen<text:span text:style-name="T2"> </text:span>resident</text:p>
      <text:p text:style-name="P1">gold<text:span text:style-name="T2"> </text:span>club<text:span text:style-name="T2"> </text:span>farm<text:span text:style-name="T2"> </text:span>increase<text:span text:style-name="T2"> </text:span>middle<text:span text:style-name="T2"> </text:span>presence<text:span text:style-name="T2"> </text:span>district</text:p>
      <text:p text:style-name="P1">shape<text:span text:style-name="T2"> </text:span>reader<text:span text:style-name="T2"> </text:span>Ms<text:span text:style-name="T2"> </text:span>contract</text:p>
      <text:p text:style-name="P1">crowd<text:span text:style-name="T2"> </text:span>apartment</text:p>
      <text:p text:style-name="P1">strength<text:span text:style-name="T2"> </text:span>band<text:span text:style-name="T2"> </text:span>horse<text:span text:style-name="T2"> </text:span>target</text:p>
      <text:p text:style-name="P1">prison<text:span text:style-name="T2"> </text:span>guard<text:span text:style-name="T2"> </text:span>demand<text:span text:style-name="T2"> </text:span>reporter<text:span text:style-name="T2"> </text:span>text</text:p>
      <text:p text:style-name="P1">share<text:span text:style-name="T2"> </text:span>tool<text:span text:style-name="T2"> </text:span>vehicle<text:span text:style-name="T2"> </text:span>flight</text:p>
      <text:p text:style-name="P1">facility<text:span text:style-name="T2"> </text:span>understanding<text:span text:style-name="T2"> </text:span>advantage<text:span text:style-name="T2"> </text:span>leadership<text:span text:style-name="T2"> </text:span>pound<text:span text:style-name="T2"> </text:span>basis<text:span text:style-name="T2"> </text:span>guest</text:p>
      <text:p text:style-name="P1">sample<text:span text:style-name="T2"> </text:span>block<text:span text:style-name="T2"> </text:span>protection<text:span text:style-name="T2"> </text:span>while<text:span text:style-name="T2"> </text:span>identity<text:span text:style-name="T2"> </text:span>title<text:span text:style-name="T2"> </text:span>lesson<text:span text:style-name="T2"> </text:span>faith<text:span text:style-name="T2"> </text:span>river<text:span text:style-name="T2"> </text:span>living<text:span text:style-name="T2"> </text:span>technique<text:span text:style-name="T2"> </text:span>path<text:span text:style-name="T2"> </text:span>ear<text:span text:style-name="T2"> </text:span>shop<text:span text:style-name="T2"> </text:span>folk<text:span text:style-name="T2"> </text:span>principle<text:span text:style-name="T2"> </text:span>border<text:span text:style-name="T2"> </text:span>competition<text:span text:style-name="T2"> </text:span>claim<text:span text:style-name="T2"> </text:span>equipment</text:p>
      <text:p text:style-name="P1">critic<text:span text:style-name="T2"> </text:span>aspect</text:p>
      <text:p text:style-name="P1">failure<text:span text:style-name="T2"> </text:span>Christmas<text:span text:style-name="T2"> </text:span>comment</text:p>
      <text:p text:style-name="P1">affair<text:span text:style-name="T2"> </text:span>procedure<text:span text:style-name="T2"> </text:span>chairman<text:span text:style-name="T2"> </text:span>baseball<text:span text:style-name="T2"> </text:span>egg<text:span text:style-name="T2"> </text:span>belief<text:span text:style-name="T2"> </text:span>murder<text:span text:style-name="T2"> </text:span>gift</text:p>
      <text:p text:style-name="P1">religion<text:span text:style-name="T2"> </text:span>review<text:span text:style-name="T2"> </text:span>editor<text:span text:style-name="T2"> </text:span>coffee<text:span text:style-name="T2"> </text:span>document</text:p>
      <text:p text:style-name="P1"><text:soft-page-break/>speed<text:span text:style-name="T2"> </text:span>influence<text:span text:style-name="T2"> </text:span>youth<text:span text:style-name="T2"> </text:span>wave<text:span text:style-name="T2"> </text:span>move<text:span text:style-name="T2"> </text:span>quarter<text:span text:style-name="T2"> </text:span>background<text:span text:style-name="T2"> </text:span>reaction<text:span text:style-name="T2"> </text:span>suit</text:p>
      <text:p text:style-name="P1">perspective<text:span text:style-name="T2"> </text:span>construction<text:span text:style-name="T2"> </text:span>intelligence<text:span text:style-name="T2"> </text:span>connection<text:span text:style-name="T2"> </text:span>shoe<text:span text:style-name="T2"> </text:span>grade<text:span text:style-name="T2"> </text:span>context</text:p>
      <text:p text:style-name="P1">committee<text:span text:style-name="T2"> </text:span>mistake<text:span text:style-name="T2"> </text:span>focus<text:span text:style-name="T2"> </text:span>smile<text:span text:style-name="T2"> </text:span>location<text:span text:style-name="T2"> </text:span>clothes<text:span text:style-name="T2"> </text:span>neighbor<text:span text:style-name="T2"> </text:span>drive<text:span text:style-name="T2"> </text:span>function<text:span text:style-name="T2"> </text:span>bone<text:span text:style-name="T2"> </text:span>average<text:span text:style-name="T2"> </text:span>wine<text:span text:style-name="T2"> </text:span>voter<text:span text:style-name="T2"> </text:span>mean<text:span text:style-name="T2"> </text:span>learning<text:span text:style-name="T2"> </text:span>bus<text:span text:style-name="T2"> </text:span>hell<text:span text:style-name="T2"> </text:span>category<text:span text:style-name="T2"> </text:span>victory<text:span text:style-name="T2"> </text:span>key<text:span text:style-name="T2"> </text:span>visit</text:p>
      <text:p text:style-name="P1">Internet</text:p>
      <text:p text:style-name="P1">medicine<text:span text:style-name="T2"> </text:span>tour<text:span text:style-name="T2"> </text:span>photo<text:span text:style-name="T2"> </text:span>finding<text:span text:style-name="T2"> </text:span>classroom<text:span text:style-name="T2"> </text:span>contact</text:p>
      <text:p text:style-name="P1">justice<text:span text:style-name="T2"> </text:span>pair<text:span text:style-name="T2"> </text:span>exercise<text:span text:style-name="T2"> </text:span>knee<text:span text:style-name="T2"> </text:span>flower<text:span text:style-name="T2"> </text:span>tape<text:span text:style-name="T2"> </text:span>supply<text:span text:style-name="T2"> </text:span>cut</text:p>
      <text:p text:style-name="P1">will<text:span text:style-name="T2"> </text:span>actor<text:span text:style-name="T2"> </text:span>birth<text:span text:style-name="T2"> </text:span>search<text:span text:style-name="T2"> </text:span>democracy<text:span text:style-name="T2"> </text:span>circle<text:span text:style-name="T2"> </text:span>device<text:span text:style-name="T2"> </text:span>progress<text:span text:style-name="T2"> </text:span>front</text:p>
      <text:p text:style-name="P1">bottom<text:span text:style-name="T2"> </text:span>island<text:span text:style-name="T2"> </text:span>exchange<text:span text:style-name="T2"> </text:span>studio<text:span text:style-name="T2"> </text:span>lady<text:span text:style-name="T2"> </text:span>colleague<text:span text:style-name="T2"> </text:span>application<text:span text:style-name="T2"> </text:span>neck<text:span text:style-name="T2"> </text:span>damage<text:span text:style-name="T2"> </text:span>plastic<text:span text:style-name="T2"> </text:span>plate<text:span text:style-name="T2"> </text:span>writing<text:span text:style-name="T2"> </text:span>start</text:p>
      <text:p text:style-name="P1">expression<text:span text:style-name="T2"> </text:span>football<text:span text:style-name="T2"> </text:span>chicken<text:span text:style-name="T2"> </text:span>army<text:span text:style-name="T2"> </text:span>abuse<text:span text:style-name="T2"> </text:span>theater<text:span text:style-name="T2"> </text:span>map<text:span text:style-name="T2"> </text:span>session<text:span text:style-name="T2"> </text:span>danger<text:span text:style-name="T2"> </text:span>literature<text:span text:style-name="T2"> </text:span>rain<text:span text:style-name="T2"> </text:span>desire<text:span text:style-name="T2"> </text:span>assessment</text:p>
      <text:p text:style-name="P1">injury<text:span text:style-name="T2"> </text:span>respect</text:p>
      <text:p text:style-name="P1">fuel<text:span text:style-name="T2"> </text:span>leaf<text:span text:style-name="T2"> </text:span>instruction<text:span text:style-name="T2"> </text:span>fight</text:p>
      <text:p text:style-name="P1">pool<text:span text:style-name="T2"> </text:span>lead<text:span text:style-name="T2"> </text:span>engine<text:span text:style-name="T2"> </text:span>salt</text:p>
      <text:p text:style-name="P1">importance<text:span text:style-name="T2"> </text:span>metal<text:span text:style-name="T2"> </text:span>fat</text:p>
      <text:p text:style-name="P1">ticket</text:p>
      <text:p text:style-name="P1">software<text:span text:style-name="T2"> </text:span>lip<text:span text:style-name="T2"> </text:span>reading<text:span text:style-name="T2"> </text:span>lunch<text:span text:style-name="T2"> </text:span>farmer<text:span text:style-name="T2"> </text:span>sugar<text:span text:style-name="T2"> </text:span>planet</text:p>
      <text:p text:style-name="P1">enemy<text:span text:style-name="T2"> </text:span>athlete<text:span text:style-name="T2"> </text:span>soul<text:span text:style-name="T2"> </text:span>panel<text:span text:style-name="T2"> </text:span>meaning<text:span text:style-name="T2"> </text:span>mom<text:span text:style-name="T2"> </text:span>instrument</text:p>
      <text:p text:style-name="P1">weather<text:span text:style-name="T2"> </text:span>commitment</text:p>
      <text:p text:style-name="P1">pocket</text:p>
      <text:p text:style-name="P1">temperature<text:span text:style-name="T2"> </text:span>surprise<text:span text:style-name="T2"> </text:span>poll<text:span text:style-name="T2"> </text:span>proposal<text:span text:style-name="T2"> </text:span>consequence<text:span text:style-name="T2"> </text:span>half<text:span text:style-name="T2"> </text:span>breath<text:span text:style-name="T2"> </text:span>sight</text:p>
      <text:p text:style-name="P1">cover<text:span text:style-name="T2"> </text:span>balance<text:span text:style-name="T2"> </text:span>minority<text:span text:style-name="T2"> </text:span>works<text:span text:style-name="T2"> </text:span>teaching<text:span text:style-name="T2"> </text:span>aid<text:span text:style-name="T2"> </text:span>advice<text:span text:style-name="T2"> </text:span>photograph<text:span text:style-name="T2"> </text:span>trail<text:span text:style-name="T2"> </text:span>novel<text:span text:style-name="T2"> </text:span>code<text:span text:style-name="T2"> </text:span>jury<text:span text:style-name="T2"> </text:span>breast</text:p>
      <text:p text:style-name="P1">human<text:span text:style-name="T2"> </text:span>theme<text:span text:style-name="T2"> </text:span>storm<text:span text:style-name="T2"> </text:span>union<text:span text:style-name="T2"> </text:span>desk<text:span text:style-name="T2"> </text:span>thanks<text:span text:style-name="T2"> </text:span>fruit</text:p>
      <text:p text:style-name="P1">conclusion<text:span text:style-name="T2"> </text:span>shadow<text:span text:style-name="T2"> </text:span>analyst</text:p>
      <text:p text:style-name="P1">dance<text:span text:style-name="T2"> </text:span>limit</text:p>
      <text:p text:style-name="P1">regulation<text:span text:style-name="T2"> </text:span>being<text:span text:style-name="T2"> </text:span>ring<text:span text:style-name="T2"> </text:span>revenue<text:span text:style-name="T2"> </text:span>county<text:span text:style-name="T2"> </text:span>appearance<text:span text:style-name="T2"> </text:span>package<text:span text:style-name="T2"> </text:span>difficulty<text:span text:style-name="T2"> </text:span>bridge<text:span text:style-name="T2"> </text:span>train<text:span text:style-name="T2"> </text:span>e-mail<text:span text:style-name="T2"> </text:span>thinking<text:span text:style-name="T2"> </text:span>trend<text:span text:style-name="T2"> </text:span>visitor<text:span text:style-name="T2"> </text:span>loan<text:span text:style-name="T2"> </text:span>investor<text:span text:style-name="T2"> </text:span>profit</text:p>
      <text:p text:style-name="P1">crew<text:span text:style-name="T2"> </text:span>accident</text:p>
      <text:p text:style-name="P1">male<text:span text:style-name="T2"> </text:span>meal<text:span text:style-name="T2"> </text:span>hearing<text:span text:style-name="T2"> </text:span>traffic<text:span text:style-name="T2"> </text:span>muscle<text:span text:style-name="T2"> </text:span>notion<text:span text:style-name="T2"> </text:span>earth<text:span text:style-name="T2"> </text:span>chest</text:p>
      <text:p text:style-name="P1">cash<text:span text:style-name="T2"> </text:span>museum<text:span text:style-name="T2"> </text:span>beauty<text:span text:style-name="T2"> </text:span>emergency<text:span text:style-name="T2"> </text:span>stress<text:span text:style-name="T2"> </text:span>content</text:p>
      <text:p text:style-name="P1">root</text:p>
      <text:p text:style-name="P1">nose<text:span text:style-name="T2"> </text:span>bottle<text:span text:style-name="T2"> </text:span>setting<text:span text:style-name="T2"> </text:span>dress<text:span text:style-name="T2"> </text:span>file<text:span text:style-name="T2"> </text:span>outcome<text:span text:style-name="T2"> </text:span>ad<text:span text:style-name="T2"> </text:span>duty<text:span text:style-name="T2"> </text:span>sheet</text:p>
      <text:p text:style-name="P1">extent</text:p>
      <text:p text:style-name="P1">component</text:p>
      <text:p text:style-name="P1">contrast</text:p>
      <text:p text:style-name="P1">zone<text:span text:style-name="T2"> </text:span>airport</text:p>
      <text:p text:style-name="P1">chief<text:span text:style-name="T2"> </text:span>shirt</text:p>
      <text:p text:style-name="P1">pilot</text:p>
      <text:p text:style-name="P1">cat</text:p>
      <text:p text:style-name="P1">contribution<text:span text:style-name="T2"> </text:span>capacity<text:span text:style-name="T2"> </text:span>estate<text:span text:style-name="T2"> </text:span>guide<text:span text:style-name="T2"> </text:span>circumstance<text:span text:style-name="T2"> </text:span>snow<text:span text:style-name="T2"> </text:span>politician<text:span text:style-name="T2"> </text:span>percentage<text:span text:style-name="T2"> </text:span>meat</text:p>
      <text:p text:style-name="P1">soil<text:span text:style-name="T2"> </text:span>surgery<text:span text:style-name="T2"> </text:span>basketball<text:span text:style-name="T2"> </text:span>golf<text:span text:style-name="T2"> </text:span>chain<text:span text:style-name="T2"> </text:span>address<text:span text:style-name="T2"> </text:span>branch<text:span text:style-name="T2"> </text:span>combination<text:span text:style-name="T2"> </text:span>governor<text:span text:style-name="T2"> </text:span>relief<text:span text:style-name="T2"> </text:span>user<text:span text:style-name="T2"> </text:span>dad<text:span text:style-name="T2"> </text:span>manner<text:span text:style-name="T2"> </text:span>silence<text:span text:style-name="T2"> </text:span>rating<text:span text:style-name="T2"> </text:span>motion<text:span text:style-name="T2"> </text:span>gender<text:span text:style-name="T2"> </text:span>fee<text:span text:style-name="T2"> </text:span>landscape<text:span text:style-name="T2"> </text:span>bowl<text:span text:style-name="T2"> </text:span>frame<text:span text:style-name="T2"> </text:span>host</text:p>
      <text:p text:style-name="P1">hall<text:span text:style-name="T2"> </text:span>ocean<text:span text:style-name="T2"> </text:span>row<text:span text:style-name="T2"> </text:span>producer<text:span text:style-name="T2"> </text:span>regime<text:span text:style-name="T2"> </text:span>division<text:span text:style-name="T2"> </text:span>appeal<text:span text:style-name="T2"> </text:span>mirror<text:span text:style-name="T2"> </text:span>tooth<text:span text:style-name="T2"> </text:span>length<text:span text:style-name="T2"> </text:span>topic<text:span text:style-name="T2"> </text:span>variable<text:span text:style-name="T2"> </text:span>telephone<text:span text:style-name="T2"> </text:span>perception<text:span text:style-name="T2"> </text:span>confidence<text:span text:style-name="T2"> </text:span>bedroom<text:span text:style-name="T2"> </text:span>secret</text:p>
      <text:p text:style-name="P1">debt</text:p>
      <text:p text:style-name="P1">tank<text:span text:style-name="T2"> </text:span>nurse<text:span text:style-name="T2"> </text:span>coverage<text:span text:style-name="T2"> </text:span>opposition<text:span text:style-name="T2"> </text:span>bond<text:span text:style-name="T2"> </text:span>pleasure<text:span text:style-name="T2"> </text:span>master<text:span text:style-name="T2"> </text:span>era<text:span text:style-name="T2"> </text:span>requirement</text:p>
      <text:p text:style-name="P1">check<text:span text:style-name="T2"> </text:span>stand<text:span text:style-name="T2"> </text:span>fun<text:span text:style-name="T2"> </text:span>expectation<text:span text:style-name="T2"> </text:span>wing<text:span text:style-name="T2"> </text:span>struggle<text:span text:style-name="T2"> </text:span>judgment</text:p>
      <text:p text:style-name="P1">beer<text:span text:style-name="T2"> </text:span>English<text:span text:style-name="T2"> </text:span>reference<text:span text:style-name="T2"> </text:span>tear<text:span text:style-name="T2"> </text:span>doubt</text:p>
      <text:p text:style-name="P1">minister<text:span text:style-name="T2"> </text:span>hero<text:span text:style-name="T2"> </text:span>cloud<text:span text:style-name="T2"> </text:span>winner<text:span text:style-name="T2"> </text:span>volume<text:span text:style-name="T2"> </text:span>travel<text:span text:style-name="T2"> </text:span>seed<text:span text:style-name="T2"> </text:span>fashion<text:span text:style-name="T2"> </text:span>pepper<text:span text:style-name="T2"> </text:span>intervention<text:span text:style-name="T2"> </text:span>copy<text:span text:style-name="T2"> </text:span>tip<text:span text:style-name="T2"> </text:span>welfare<text:span text:style-name="T2"> </text:span>vegetable<text:span text:style-name="T2"> </text:span>dish<text:span text:style-name="T2"> </text:span>beach<text:span text:style-name="T2"> </text:span>improvement</text:p>
      <text:p text:style-name="P1">opening<text:span text:style-name="T2"> </text:span>route<text:span text:style-name="T2"> </text:span>league<text:span text:style-name="T2"> </text:span>core<text:span text:style-name="T2"> </text:span>rise<text:span text:style-name="T2"> </text:span>tie<text:span text:style-name="T2"> </text:span>holiday<text:span text:style-name="T2"> </text:span>resolution<text:span text:style-name="T2"> </text:span>household<text:span text:style-name="T2"> </text:span>abortion<text:span text:style-name="T2"> </text:span>witness<text:span text:style-name="T2"> </text:span>sector<text:span text:style-name="T2"> </text:span>representative<text:span text:style-name="T2"> </text:span>black<text:span text:style-name="T2"> </text:span>incident</text:p>
      <text:p text:style-name="P1">flow<text:span text:style-name="T2"> </text:span>faculty<text:span text:style-name="T2"> </text:span>waste<text:span text:style-name="T2"> </text:span>mass<text:span text:style-name="T2"> </text:span>experiment</text:p>
      <text:p text:style-name="P1">bomb<text:span text:style-name="T2"> </text:span>tone<text:span text:style-name="T2"> </text:span>engineer<text:span text:style-name="T2"> </text:span>wheel<text:span text:style-name="T2"> </text:span>female<text:span text:style-name="T2"> </text:span>promise<text:span text:style-name="T2"> </text:span>cable<text:span text:style-name="T2"> </text:span>AIDS<text:span text:style-name="T2"> </text:span>Jew<text:span text:style-name="T2"> </text:span>cream<text:span text:style-name="T2"> </text:span>secretary<text:span text:style-name="T2"> </text:span>gate<text:span text:style-name="T2"> </text:span>hill<text:span text:style-name="T2"> </text:span>noise<text:span text:style-name="T2"> </text:span>grass<text:span text:style-name="T2"> </text:span>hat</text:p>
      <text:p text:style-name="P1">legislation<text:span text:style-name="T2"> </text:span>achievement</text:p>
      <text:p text:style-name="P1">fishing<text:span text:style-name="T2"> </text:span>drink<text:span text:style-name="T2"> </text:span>talent</text:p>
      <text:p text:style-name="P1"><text:soft-page-break/>taste<text:span text:style-name="T2"> </text:span>characteristic<text:span text:style-name="T2"> </text:span>milk<text:span text:style-name="T2"> </text:span>sentence<text:span text:style-name="T2"> </text:span>height</text:p>
      <text:p text:style-name="P1">physician<text:span text:style-name="T2"> </text:span>sleep<text:span text:style-name="T2"> </text:span>ride<text:span text:style-name="T2"> </text:span>explanation<text:span text:style-name="T2"> </text:span>campus<text:span text:style-name="T2"> </text:span>potential<text:span text:style-name="T2"> </text:span>immigrant</text:p>
      <text:p text:style-name="P1">alternative<text:span text:style-name="T2"> </text:span>interaction<text:span text:style-name="T2"> </text:span>column<text:span text:style-name="T2"> </text:span>personality<text:span text:style-name="T2"> </text:span>signal<text:span text:style-name="T2"> </text:span>curriculum<text:span text:style-name="T2"> </text:span>honor<text:span text:style-name="T2"> </text:span>passenger<text:span text:style-name="T2"> </text:span>assistance<text:span text:style-name="T2"> </text:span>association<text:span text:style-name="T2"> </text:span>lab<text:span text:style-name="T2"> </text:span>offer<text:span text:style-name="T2"> </text:span>criticism<text:span text:style-name="T2"> </text:span>asset</text:p>
      <text:p text:style-name="P1">depression<text:span text:style-name="T2"> </text:span>journalist</text:p>
      <text:p text:style-name="P1">prayer<text:span text:style-name="T2"> </text:span>scholar<text:span text:style-name="T2"> </text:span>warning<text:span text:style-name="T2"> </text:span>climate<text:span text:style-name="T2"> </text:span>cheese<text:span text:style-name="T2"> </text:span>observation<text:span text:style-name="T2"> </text:span>childhood<text:span text:style-name="T2"> </text:span>payment</text:p>
      <text:p text:style-name="P1">sir<text:span text:style-name="T2"> </text:span>cigarette<text:span text:style-name="T2"> </text:span>definition<text:span text:style-name="T2"> </text:span>priority<text:span text:style-name="T2"> </text:span>bread<text:span text:style-name="T2"> </text:span>creation<text:span text:style-name="T2"> </text:span>graduate<text:span text:style-name="T2"> </text:span>request</text:p>
      <text:p text:style-name="P1">emotion<text:span text:style-name="T2"> </text:span>universe<text:span text:style-name="T2"> </text:span>gap<text:span text:style-name="T2"> </text:span>prosecutor<text:span text:style-name="T2"> </text:span>mark<text:span text:style-name="T2"> </text:span>green<text:span text:style-name="T2"> </text:span>airline<text:span text:style-name="T2"> </text:span>library<text:span text:style-name="T2"> </text:span>agenda<text:span text:style-name="T2"> </text:span>factory<text:span text:style-name="T2"> </text:span>selection<text:span text:style-name="T2"> </text:span>roof<text:span text:style-name="T2"> </text:span>expense<text:span text:style-name="T2"> </text:span>initiative<text:span text:style-name="T2"> </text:span>diet</text:p>
      <text:p text:style-name="P1">funding<text:span text:style-name="T2"> </text:span>therapy<text:span text:style-name="T2"> </text:span>schedule<text:span text:style-name="T2"> </text:span>housing<text:span text:style-name="T2"> </text:span>post</text:p>
      <text:p text:style-name="P1">dark<text:span text:style-name="T2"> </text:span>steel<text:span text:style-name="T2"> </text:span>chip<text:span text:style-name="T2"> </text:span>self<text:span text:style-name="T2"> </text:span>bike<text:span text:style-name="T2"> </text:span>tea<text:span text:style-name="T2"> </text:span>comparison<text:span text:style-name="T2"> </text:span>settlement</text:p>
      <text:p text:style-name="P1">layer<text:span text:style-name="T2"> </text:span>planning<text:span text:style-name="T2"> </text:span>description<text:span text:style-name="T2"> </text:span>wedding<text:span text:style-name="T2"> </text:span>portion<text:span text:style-name="T2"> </text:span>territory<text:span text:style-name="T2"> </text:span>opponent</text:p>
      <text:p text:style-name="P1">link<text:span text:style-name="T2"> </text:span>lake<text:span text:style-name="T2"> </text:span>tension<text:span text:style-name="T2"> </text:span>display<text:span text:style-name="T2"> </text:span>alcohol<text:span text:style-name="T2"> </text:span>saving<text:span text:style-name="T2"> </text:span>gain<text:span text:style-name="T2"> </text:span>desert</text:p>
      <text:p text:style-name="P1">error<text:span text:style-name="T2"> </text:span>release<text:span text:style-name="T2"> </text:span>cop<text:span text:style-name="T2"> </text:span>walk<text:span text:style-name="T2"> </text:span>sand<text:span text:style-name="T2"> </text:span>hit</text:p>
      <text:p text:style-name="P1">print</text:p>
      <text:p text:style-name="P1">passage<text:span text:style-name="T2"> </text:span>transition<text:span text:style-name="T2"> </text:span>existence<text:span text:style-name="T2"> </text:span>album<text:span text:style-name="T2"> </text:span>participation<text:span text:style-name="T2"> </text:span>atmosphere<text:span text:style-name="T2"> </text:span>cycle<text:span text:style-name="T2"> </text:span>whole<text:span text:style-name="T2"> </text:span>resistance<text:span text:style-name="T2"> </text:span>discovery<text:span text:style-name="T2"> </text:span>exposure<text:span text:style-name="T2"> </text:span>stream<text:span text:style-name="T2"> </text:span>sale<text:span text:style-name="T2"> </text:span>trust</text:p>
      <text:p text:style-name="P1">pot</text:p>
      <text:p text:style-name="P1">coalition<text:span text:style-name="T2"> </text:span>tale<text:span text:style-name="T2"> </text:span>knife<text:span text:style-name="T2"> </text:span>phase<text:span text:style-name="T2"> </text:span>present</text:p>
      <text:p text:style-name="P1">joke<text:span text:style-name="T2"> </text:span>coat</text:p>
      <text:p text:style-name="P1">symptom<text:span text:style-name="T2"> </text:span>manufacturer<text:span text:style-name="T2"> </text:span>philosophy<text:span text:style-name="T2"> </text:span>potato<text:span text:style-name="T2"> </text:span>foundation<text:span text:style-name="T2"> </text:span>pass<text:span text:style-name="T2"> </text:span>negotiation<text:span text:style-name="T2"> </text:span>good<text:span text:style-name="T2"> </text:span>occasion<text:span text:style-name="T2"> </text:span>dust</text:p>
      <text:p text:style-name="P1">investigator<text:span text:style-name="T2"> </text:span>jacket</text:p>
      <text:p text:style-name="P1">reduction<text:span text:style-name="T2"> </text:span>shift</text:p>
      <text:p text:style-name="P1">suicide<text:span text:style-name="T2"> </text:span>touch<text:span text:style-name="T2"> </text:span>substance<text:span text:style-name="T2"> </text:span>discipline<text:span text:style-name="T2"> </text:span>iron<text:span text:style-name="T2"> </text:span>passion<text:span text:style-name="T2"> </text:span>volunteer<text:span text:style-name="T2"> </text:span>gene<text:span text:style-name="T2"> </text:span>enforcement</text:p>
      <text:p text:style-name="P1">sauce<text:span text:style-name="T2"> </text:span>independence<text:span text:style-name="T2"> </text:span>marketing<text:span text:style-name="T2"> </text:span>priest</text:p>
      <text:p text:style-name="P1">advance<text:span text:style-name="T2"> </text:span>employer<text:span text:style-name="T2"> </text:span>shock<text:span text:style-name="T2"> </text:span>illness<text:span text:style-name="T2"> </text:span>cap<text:span text:style-name="T2"> </text:span>habit</text:p>
      <text:p text:style-name="P1">juice<text:span text:style-name="T2"> </text:span>involvement</text:p>
      <text:p text:style-name="P1">Indian<text:span text:style-name="T2"> </text:span>disaster<text:span text:style-name="T2"> </text:span>parking<text:span text:style-name="T2"> </text:span>prospect</text:p>
      <text:p text:style-name="P1">boss<text:span text:style-name="T2"> </text:span>complaint</text:p>
      <text:p text:style-name="P1">championship<text:span text:style-name="T2"> </text:span>mystery<text:span text:style-name="T2"> </text:span>poverty<text:span text:style-name="T2"> </text:span>entry<text:span text:style-name="T2"> </text:span>spending<text:span text:style-name="T2"> </text:span>king<text:span text:style-name="T2"> </text:span>symbol<text:span text:style-name="T2"> </text:span>maker<text:span text:style-name="T2"> </text:span>mood<text:span text:style-name="T2"> </text:span>emphasis<text:span text:style-name="T2"> </text:span>boot</text:p>
      <text:p text:style-name="P1">entertainment</text:p>
      <text:p text:style-name="P1">bean<text:span text:style-name="T2"> </text:span>evaluation<text:span text:style-name="T2"> </text:span>creature<text:span text:style-name="T2"> </text:span>commander<text:span text:style-name="T2"> </text:span>arrangement</text:p>
      <text:p text:style-name="P1">total<text:span text:style-name="T2"> </text:span>anger<text:span text:style-name="T2"> </text:span>peak<text:span text:style-name="T2"> </text:span>disorder<text:span text:style-name="T2"> </text:span>missile<text:span text:style-name="T2"> </text:span>wire<text:span text:style-name="T2"> </text:span>round<text:span text:style-name="T2"> </text:span>distribution<text:span text:style-name="T2"> </text:span>transportation<text:span text:style-name="T2"> </text:span>twin<text:span text:style-name="T2"> </text:span>command<text:span text:style-name="T2"> </text:span>commission<text:span text:style-name="T2"> </text:span>interpretation<text:span text:style-name="T2"> </text:span>breakfast</text:p>
      <text:p text:style-name="P1">stop<text:span text:style-name="T2"> </text:span>engineering<text:span text:style-name="T2"> </text:span>luck<text:span text:style-name="T2"> </text:span>clinic<text:span text:style-name="T2"> </text:span>veteran<text:span text:style-name="T2"> </text:span>tablespoon<text:span text:style-name="T2"> </text:span>tourist</text:p>
      <text:p text:style-name="P1">tomato<text:span text:style-name="T2"> </text:span>exception<text:span text:style-name="T2"> </text:span>butter<text:span text:style-name="T2"> </text:span>deficit</text:p>
      <text:p text:style-name="P1">bathroom<text:span text:style-name="T2"> </text:span>objective<text:span text:style-name="T2"> </text:span>ally<text:span text:style-name="T2"> </text:span>journey<text:span text:style-name="T2"> </text:span>reputation<text:span text:style-name="T2"> </text:span>mixture<text:span text:style-name="T2"> </text:span>tower<text:span text:style-name="T2"> </text:span>smoke<text:span text:style-name="T2"> </text:span>dimension<text:span text:style-name="T2"> </text:span>toy<text:span text:style-name="T2"> </text:span>prisoner<text:span text:style-name="T2"> </text:span>peer<text:span text:style-name="T2"> </text:span>designer<text:span text:style-name="T2"> </text:span>personnel<text:span text:style-name="T2"> </text:span>educator<text:span text:style-name="T2"> </text:span>relative<text:span text:style-name="T2"> </text:span>immigration<text:span text:style-name="T2"> </text:span>belt</text:p>
      <text:p text:style-name="P1">teaspoon<text:span text:style-name="T2"> </text:span>birthday<text:span text:style-name="T2"> </text:span>implication<text:span text:style-name="T2"> </text:span>coast</text:p>
      <text:p text:style-name="P1">supporter<text:span text:style-name="T2"> </text:span>silver<text:span text:style-name="T2"> </text:span>teenager<text:span text:style-name="T2"> </text:span>recognition<text:span text:style-name="T2"> </text:span>retirement</text:p>
      <text:p text:style-name="P1">flag<text:span text:style-name="T2"> </text:span>recovery<text:span text:style-name="T2"> </text:span>watch<text:span text:style-name="T2"> </text:span>gentleman<text:span text:style-name="T2"> </text:span>corn<text:span text:style-name="T2"> </text:span>moon<text:span text:style-name="T2"> </text:span>throat</text:p>
      <text:p text:style-name="P1">salary<text:span text:style-name="T2"> </text:span>observer<text:span text:style-name="T2"> </text:span>publication<text:span text:style-name="T2"> </text:span>crop<text:span text:style-name="T2"> </text:span>strike<text:span text:style-name="T2"> </text:span>phenomenon<text:span text:style-name="T2"> </text:span>anxiety<text:span text:style-name="T2"> </text:span>convention<text:span text:style-name="T2"> </text:span>exhibition<text:span text:style-name="T2"> </text:span>viewer<text:span text:style-name="T2"> </text:span>pan<text:span text:style-name="T2"> </text:span>consultant</text:p>
      <text:p text:style-name="P1">administrator<text:span text:style-name="T2"> </text:span>mayor<text:span text:style-name="T2"> </text:span>consideration<text:span text:style-name="T2"> </text:span>CEO<text:span text:style-name="T2"> </text:span>estimate<text:span text:style-name="T2"> </text:span>buck<text:span text:style-name="T2"> </text:span>poem<text:span text:style-name="T2"> </text:span>grandmother<text:span text:style-name="T2"> </text:span>enterprise<text:span text:style-name="T2"> </text:span>testing<text:span text:style-name="T2"> </text:span>stomach<text:span text:style-name="T2"> </text:span>suggestion<text:span text:style-name="T2"> </text:span>mail<text:span text:style-name="T2"> </text:span>recipe<text:span text:style-name="T2"> </text:span>preparation<text:span text:style-name="T2"> </text:span>concert</text:p>
      <text:p text:style-name="P1">intention<text:span text:style-name="T2"> </text:span>channel<text:span text:style-name="T2"> </text:span>tube<text:span text:style-name="T2"> </text:span>drawing<text:span text:style-name="T2"> </text:span>protein<text:span text:style-name="T2"> </text:span>absence<text:span text:style-name="T2"> </text:span>roll<text:span text:style-name="T2"> </text:span>jail<text:span text:style-name="T2"> </text:span>diversity<text:span text:style-name="T2"> </text:span>pace<text:span text:style-name="T2"> </text:span>employment</text:p>
      <text:p text:style-name="P1">speaker<text:span text:style-name="T2"> </text:span>impression<text:span text:style-name="T2"> </text:span>essay<text:span text:style-name="T2"> </text:span>respondent</text:p>
      <text:p text:style-name="P1">cake<text:span text:style-name="T2"> </text:span>historian<text:span text:style-name="T2"> </text:span>specialist</text:p>
      <text:p text:style-name="P1">origin<text:span text:style-name="T2"> </text:span>approval<text:span text:style-name="T2"> </text:span>mine<text:span text:style-name="T2"> </text:span>drop<text:span text:style-name="T2"> </text:span>count</text:p>
      <text:p text:style-name="P1">depth<text:span text:style-name="T2"> </text:span>wealth<text:span text:style-name="T2"> </text:span>disability<text:span text:style-name="T2"> </text:span>shell<text:span text:style-name="T2"> </text:span>professional<text:span text:style-name="T2"> </text:span>pack<text:span text:style-name="T2"> </text:span>onion<text:span text:style-name="T2"> </text:span>deputy<text:span text:style-name="T2"> </text:span>brand<text:span text:style-name="T2"> </text:span>award<text:span text:style-name="T2"> </text:span>criteria<text:span text:style-name="T2"> </text:span>dealer<text:span text:style-name="T2"> </text:span>utility<text:span text:style-name="T2"> </text:span>highway<text:span text:style-name="T2"> </text:span>routine<text:span text:style-name="T2"> </text:span>wage<text:span text:style-name="T2"> </text:span>phrase<text:span text:style-name="T2"> </text:span>ingredient</text:p>
      <text:p text:style-name="P1">stake<text:span text:style-name="T2"> </text:span>fiber<text:span text:style-name="T2"> </text:span>activist</text:p>
      <text:p text:style-name="P1">terrorism<text:span text:style-name="T2"> </text:span>refugee<text:span text:style-name="T2"> </text:span>hip<text:span text:style-name="T2"> </text:span>corporation<text:span text:style-name="T2"> </text:span>assumption<text:span text:style-name="T2"> </text:span>gear<text:span text:style-name="T2"> </text:span>barrier<text:span text:style-name="T2"> </text:span>provision<text:span text:style-name="T2"> </text:span>killer<text:span text:style-name="T2"> </text:span>gang<text:span text:style-name="T2"> </text:span>chemical<text:span text:style-name="T2"> </text:span>label<text:span text:style-name="T2"> </text:span>teen<text:span text:style-name="T2"> </text:span>index<text:span text:style-name="T2"> </text:span>vacation<text:span text:style-name="T2"> </text:span>advocate<text:span text:style-name="T2"> </text:span>draft</text:p>
      <text:p text:style-name="P1">heaven<text:span text:style-name="T2"> </text:span>drama<text:span text:style-name="T2"> </text:span>satellite<text:span text:style-name="T2"> </text:span>wonder<text:span text:style-name="T2"> </text:span>clock<text:span text:style-name="T2"> </text:span>chocolate<text:span text:style-name="T2"> </text:span>ceiling<text:span text:style-name="T2"> </text:span>advertising<text:span text:style-name="T2"> </text:span>button<text:span text:style-name="T2"> </text:span>bell<text:span text:style-name="T2"> </text:span>rank<text:span text:style-name="T2"> </text:span>darkness<text:span text:style-name="T2"> </text:span>clothing<text:span text:style-name="T2"> </text:span>fence<text:span text:style-name="T2"> </text:span>portrait</text:p>
      <text:p text:style-name="P1">paint</text:p>
      <text:p text:style-name="P1"><text:soft-page-break/>survival<text:span text:style-name="T2"> </text:span>lawsuit</text:p>
      <text:p text:style-name="P1">testimony<text:span text:style-name="T2"> </text:span>bunch<text:span text:style-name="T2"> </text:span>beat</text:p>
      <text:p text:style-name="P1">burden<text:span text:style-name="T2"> </text:span>chamber<text:span text:style-name="T2"> </text:span>furniture<text:span text:style-name="T2"> </text:span>cooperation<text:span text:style-name="T2"> </text:span>string<text:span text:style-name="T2"> </text:span>ceremony<text:span text:style-name="T2"> </text:span>cheek<text:span text:style-name="T2"> </text:span>profile<text:span text:style-name="T2"> </text:span>mechanism<text:span text:style-name="T2"> </text:span>penalty<text:span text:style-name="T2"> </text:span>match<text:span text:style-name="T2"> </text:span>resort</text:p>
      <text:p text:style-name="P1">destruction<text:span text:style-name="T2"> </text:span>bear<text:span text:style-name="T2"> </text:span>tissue<text:span text:style-name="T2"> </text:span>pant</text:p>
      <text:p text:style-name="P1">stranger<text:span text:style-name="T2"> </text:span>infection<text:span text:style-name="T2"> </text:span>cabinet</text:p>
      <text:p text:style-name="P1">apple<text:span text:style-name="T2"> </text:span>virus<text:span text:style-name="T2"> </text:span>dispute<text:span text:style-name="T2"> </text:span>fortune<text:span text:style-name="T2"> </text:span>assistant</text:p>
      <text:p text:style-name="P1">statistics<text:span text:style-name="T2"> </text:span>shopping<text:span text:style-name="T2"> </text:span>cousin<text:span text:style-name="T2"> </text:span>white<text:span text:style-name="T2"> </text:span>port</text:p>
      <text:p text:style-name="P1">electricity<text:span text:style-name="T2"> </text:span>adviser<text:span text:style-name="T2"> </text:span>pay<text:span text:style-name="T2"> </text:span>spokesman<text:span text:style-name="T2"> </text:span>incentive<text:span text:style-name="T2"> </text:span>slave<text:span text:style-name="T2"> </text:span>terror<text:span text:style-name="T2"> </text:span>expansion<text:span text:style-name="T2"> </text:span>elite<text:span text:style-name="T2"> </text:span>dirt</text:p>
      <text:p text:style-name="P1">rice<text:span text:style-name="T2"> </text:span>bullet</text:p>
      <text:p text:style-name="P1">Bible<text:span text:style-name="T2"> </text:span>chart</text:p>
      <text:p text:style-name="P1">decline<text:span text:style-name="T2"> </text:span>conservative<text:span text:style-name="T2"> </text:span>stick<text:span text:style-name="T2"> </text:span>concentration<text:span text:style-name="T2"> </text:span>champion<text:span text:style-name="T2"> </text:span>scenario<text:span text:style-name="T2"> </text:span>telescope<text:span text:style-name="T2"> </text:span>reflection<text:span text:style-name="T2"> </text:span>revolution<text:span text:style-name="T2"> </text:span>strip<text:span text:style-name="T2"> </text:span>tournament</text:p>
      <text:p text:style-name="P1">fiction<text:span text:style-name="T2"> </text:span>lifetime<text:span text:style-name="T2"> </text:span>recommendation<text:span text:style-name="T2"> </text:span>senator<text:span text:style-name="T2"> </text:span>hunting<text:span text:style-name="T2"> </text:span>salad<text:span text:style-name="T2"> </text:span>boundary<text:span text:style-name="T2"> </text:span>satisfaction<text:span text:style-name="T2"> </text:span>journal<text:span text:style-name="T2"> </text:span>bench<text:span text:style-name="T2"> </text:span>lover<text:span text:style-name="T2"> </text:span>awareness<text:span text:style-name="T2"> </text:span>general<text:span text:style-name="T2"> </text:span>deck<text:span text:style-name="T2"> </text:span>pole<text:span text:style-name="T2"> </text:span>mode<text:span text:style-name="T2"> </text:span>dialogue<text:span text:style-name="T2"> </text:span>founder<text:span text:style-name="T2"> </text:span>pride<text:span text:style-name="T2"> </text:span>aircraft</text:p>
      <text:p text:style-name="P1">delivery<text:span text:style-name="T2"> </text:span>platform<text:span text:style-name="T2"> </text:span>finance<text:span text:style-name="T2"> </text:span>joy<text:span text:style-name="T2"> </text:span>worth<text:span text:style-name="T2"> </text:span>singer<text:span text:style-name="T2"> </text:span>shooting<text:span text:style-name="T2"> </text:span>offense<text:span text:style-name="T2"> </text:span>counter<text:span text:style-name="T2"> </text:span>DNA<text:span text:style-name="T2"> </text:span>smell<text:span text:style-name="T2"> </text:span>transfer<text:span text:style-name="T2"> </text:span>protest</text:p>
      <text:p text:style-name="P1">crash<text:span text:style-name="T2"> </text:span>craft</text:p>
      <text:p text:style-name="P1">treaty<text:span text:style-name="T2"> </text:span>terrorist</text:p>
      <text:p text:style-name="P1">insight</text:p>
      <text:p text:style-name="P1">lie<text:span text:style-name="T2"> </text:span>episode<text:span text:style-name="T2"> </text:span>fault</text:p>
      <text:p text:style-name="P1">mix<text:span text:style-name="T2"> </text:span>assault</text:p>
      <text:p text:style-name="P1">stair<text:span text:style-name="T2"> </text:span>adventure<text:span text:style-name="T2"> </text:span>proof<text:span text:style-name="T2"> </text:span>headquarters<text:span text:style-name="T2"> </text:span>violation<text:span text:style-name="T2"> </text:span>tongue<text:span text:style-name="T2"> </text:span>license<text:span text:style-name="T2"> </text:span>hold<text:span text:style-name="T2"> </text:span>shelter<text:span text:style-name="T2"> </text:span>controversy<text:span text:style-name="T2"> </text:span>entrance<text:span text:style-name="T2"> </text:span>favorite<text:span text:style-name="T2"> </text:span>tragedy<text:span text:style-name="T2"> </text:span>net</text:p>
      <text:p text:style-name="P1">funeral<text:span text:style-name="T2"> </text:span>profession<text:span text:style-name="T2"> </text:span>establishment</text:p>
      <text:p text:style-name="P1">imagination<text:span text:style-name="T2"> </text:span>mask<text:span text:style-name="T2"> </text:span>presentation<text:span text:style-name="T2"> </text:span>introduction<text:span text:style-name="T2"> </text:span>representation<text:span text:style-name="T2"> </text:span>deer<text:span text:style-name="T2"> </text:span>partnership<text:span text:style-name="T2"> </text:span>pollution<text:span text:style-name="T2"> </text:span>emission<text:span text:style-name="T2"> </text:span>fate<text:span text:style-name="T2"> </text:span>earnings<text:span text:style-name="T2"> </text:span>oven<text:span text:style-name="T2"> </text:span>distinction<text:span text:style-name="T2"> </text:span>segment</text:p>
      <text:p text:style-name="P1">poet</text:p>
      <text:p text:style-name="P1">variation<text:span text:style-name="T2"> </text:span>comfort</text:p>
      <text:p text:style-name="P1">honey<text:span text:style-name="T2"> </text:span>correspondent</text:p>
      <text:p text:style-name="P1">musician<text:span text:style-name="T2"> </text:span>significance<text:span text:style-name="T2"> </text:span>load<text:span text:style-name="T2"> </text:span>vessel<text:span text:style-name="T2"> </text:span>storage<text:span text:style-name="T2"> </text:span>leather<text:span text:style-name="T2"> </text:span>evolution<text:span text:style-name="T2"> </text:span>tribe<text:span text:style-name="T2"> </text:span>shelf<text:span text:style-name="T2"> </text:span>can<text:span text:style-name="T2"> </text:span>grandfather<text:span text:style-name="T2"> </text:span>lawn<text:span text:style-name="T2"> </text:span>buyer<text:span text:style-name="T2"> </text:span>dining<text:span text:style-name="T2"> </text:span>wisdom<text:span text:style-name="T2"> </text:span>council<text:span text:style-name="T2"> </text:span>instance<text:span text:style-name="T2"> </text:span>garlic<text:span text:style-name="T2"> </text:span>capability<text:span text:style-name="T2"> </text:span>poetry<text:span text:style-name="T2"> </text:span>celebrity<text:span text:style-name="T2"> </text:span>stability<text:span text:style-name="T2"> </text:span>fantasy<text:span text:style-name="T2"> </text:span>plot</text:p>
      <text:p text:style-name="P1">framework<text:span text:style-name="T2"> </text:span>gesture<text:span text:style-name="T2"> </text:span>psychology<text:span text:style-name="T2"> </text:span>counselor<text:span text:style-name="T2"> </text:span>chapter<text:span text:style-name="T2"> </text:span>fellow<text:span text:style-name="T2"> </text:span>divorce<text:span text:style-name="T2"> </text:span>pipe<text:span text:style-name="T2"> </text:span>math<text:span text:style-name="T2"> </text:span>shade<text:span text:style-name="T2"> </text:span>tail<text:span text:style-name="T2"> </text:span>obligation<text:span text:style-name="T2"> </text:span>angle<text:span text:style-name="T2"> </text:span>palm<text:span text:style-name="T2"> </text:span>custom<text:span text:style-name="T2"> </text:span>economist</text:p>
      <text:p text:style-name="P1">soup<text:span text:style-name="T2"> </text:span>celebration<text:span text:style-name="T2"> </text:span>composition<text:span text:style-name="T2"> </text:span>pile<text:span text:style-name="T2"> </text:span>carbon<text:span text:style-name="T2"> </text:span>scheme<text:span text:style-name="T2"> </text:span>crack<text:span text:style-name="T2"> </text:span>frequency<text:span text:style-name="T2"> </text:span>tobacco<text:span text:style-name="T2"> </text:span>survivor<text:span text:style-name="T2"> </text:span>psychologist</text:p>
      <text:p text:style-name="P1">galaxy<text:span text:style-name="T2"> </text:span>ski<text:span text:style-name="T2"> </text:span>limitation<text:span text:style-name="T2"> </text:span>appointment</text:p>
      <text:p text:style-name="P1">preference<text:span text:style-name="T2"> </text:span>meter<text:span text:style-name="T2"> </text:span>explosion<text:span text:style-name="T2"> </text:span>arrest</text:p>
      <text:p text:style-name="P1">fighter<text:span text:style-name="T2"> </text:span>admission<text:span text:style-name="T2"> </text:span>hunter<text:span text:style-name="T2"> </text:span>friendship<text:span text:style-name="T2"> </text:span>aide<text:span text:style-name="T2"> </text:span>infant</text:p>
      <text:p text:style-name="P1">porch<text:span text:style-name="T2"> </text:span>tendency<text:span text:style-name="T2"> </text:span>uniform<text:span text:style-name="T2"> </text:span>formation<text:span text:style-name="T2"> </text:span>scholarship<text:span text:style-name="T2"> </text:span>reservation<text:span text:style-name="T2"> </text:span>efficiency<text:span text:style-name="T2"> </text:span>mall<text:span text:style-name="T2"> </text:span>scandal<text:span text:style-name="T2"> </text:span>PC<text:span text:style-name="T2"> </text:span>heel<text:span text:style-name="T2"> </text:span>privacy<text:span text:style-name="T2"> </text:span>fabric<text:span text:style-name="T2"> </text:span>contest</text:p>
      <text:p text:style-name="P1">proportion<text:span text:style-name="T2"> </text:span>guideline<text:span text:style-name="T2"> </text:span>rifle<text:span text:style-name="T2"> </text:span>maintenance<text:span text:style-name="T2"> </text:span>conviction<text:span text:style-name="T2"> </text:span>trick<text:span text:style-name="T2"> </text:span>tent</text:p>
      <text:p text:style-name="P1">examination<text:span text:style-name="T2"> </text:span>publisher<text:span text:style-name="T2"> </text:span>French<text:span text:style-name="T2"> </text:span>myth<text:span text:style-name="T2"> </text:span>cow<text:span text:style-name="T2"> </text:span>standing<text:span text:style-name="T2"> </text:span>tennis<text:span text:style-name="T2"> </text:span>nerve<text:span text:style-name="T2"> </text:span>barrel<text:span text:style-name="T2"> </text:span>bombing<text:span text:style-name="T2"> </text:span>membership<text:span text:style-name="T2"> </text:span>ratio<text:span text:style-name="T2"> </text:span>menu<text:span text:style-name="T2"> </text:span>purchase<text:span text:style-name="T2"> </text:span>lifestyle<text:span text:style-name="T2"> </text:span>humor<text:span text:style-name="T2"> </text:span>glove<text:span text:style-name="T2"> </text:span>suspect</text:p>
      <text:p text:style-name="P1">narrative<text:span text:style-name="T2"> </text:span>photographer<text:span text:style-name="T2"> </text:span>helicopter<text:span text:style-name="T2"> </text:span>Catholic<text:span text:style-name="T2"> </text:span>provider<text:span text:style-name="T2"> </text:span>delay<text:span text:style-name="T2"> </text:span>stroke<text:span text:style-name="T2"> </text:span>scope<text:span text:style-name="T2"> </text:span>punishment</text:p>
      <text:p text:style-name="P1">handful<text:span text:style-name="T2"> </text:span>horizon<text:span text:style-name="T2"> </text:span>girlfriend<text:span text:style-name="T2"> </text:span>cholesterol<text:span text:style-name="T2"> </text:span>adjustment</text:p>
      <text:p text:style-name="P1">taxpayer<text:span text:style-name="T2"> </text:span>principal<text:span text:style-name="T2"> </text:span>motivation<text:span text:style-name="T2"> </text:span>assignment</text:p>
      <text:p text:style-name="P1">restriction<text:span text:style-name="T2"> </text:span>Palestinian<text:span text:style-name="T2"> </text:span>laboratory<text:span text:style-name="T2"> </text:span>workshop<text:span text:style-name="T2"> </text:span>auto<text:span text:style-name="T2"> </text:span>cotton<text:span text:style-name="T2"> </text:span>motor<text:span text:style-name="T2"> </text:span>flavor<text:span text:style-name="T2"> </text:span>sequence<text:span text:style-name="T2"> </text:span>demonstration<text:span text:style-name="T2"> </text:span>jet</text:p>
      <text:p text:style-name="P1">consumption<text:span text:style-name="T2"> </text:span>blade<text:span text:style-name="T2"> </text:span>medication<text:span text:style-name="T2"> </text:span>cabin<text:span text:style-name="T2"> </text:span>edition<text:span text:style-name="T2"> </text:span>valley<text:span text:style-name="T2"> </text:span>pitch<text:span text:style-name="T2"> </text:span>pine<text:span text:style-name="T2"> </text:span>manufacturing<text:span text:style-name="T2"> </text:span>Christian<text:span text:style-name="T2"> </text:span>complex<text:span text:style-name="T2"> </text:span>chef<text:span text:style-name="T2"> </text:span>discrimination<text:span text:style-name="T2"> </text:span>German<text:span text:style-name="T2"> </text:span>boom<text:span text:style-name="T2"> </text:span>heritage<text:span text:style-name="T2"> </text:span>God<text:span text:style-name="T2"> </text:span>shit</text:p>
      <text:p text:style-name="P1">lemon<text:span text:style-name="T2"> </text:span>economics<text:span text:style-name="T2"> </text:span>nut</text:p>
      <text:p text:style-name="P1">legacy<text:span text:style-name="T2"> </text:span>extension<text:span text:style-name="T2"> </text:span>fly<text:span text:style-name="T2"> </text:span>battery<text:span text:style-name="T2"> </text:span>arrival<text:span text:style-name="T2"> </text:span>orientation<text:span text:style-name="T2"> </text:span>inflation<text:span text:style-name="T2"> </text:span>flame<text:span text:style-name="T2"> </text:span>cluster<text:span text:style-name="T2"> </text:span>wound<text:span text:style-name="T2"> </text:span>shower<text:span text:style-name="T2"> </text:span>operating<text:span text:style-name="T2"> </text:span>flesh<text:span text:style-name="T2"> </text:span>garage<text:span text:style-name="T2"> </text:span>operator<text:span text:style-name="T2"> </text:span>instructor<text:span text:style-name="T2"> </text:span>comedy<text:span text:style-name="T2"> </text:span>mortgage<text:span text:style-name="T2"> </text:span>sanction<text:span text:style-name="T2"> </text:span>habitat</text:p>
      <text:p text:style-name="P1">grain<text:span text:style-name="T2"> </text:span>consciousness<text:span text:style-name="T2"> </text:span>measurement</text:p>
      <text:p text:style-name="P1">province<text:span text:style-name="T2"> </text:span>ethics<text:span text:style-name="T2"> </text:span>nomination<text:span text:style-name="T2"> </text:span>permission<text:span text:style-name="T2"> </text:span>actress<text:span text:style-name="T2"> </text:span>summit</text:p>
      <text:p text:style-name="P1">acid<text:span text:style-name="T2"> </text:span>odds<text:span text:style-name="T2"> </text:span>frustration<text:span text:style-name="T2"> </text:span>medium<text:span text:style-name="T2"> </text:span>grant</text:p>
      <text:p text:style-name="P1">shore<text:span text:style-name="T2"> </text:span>lung<text:span text:style-name="T2"> </text:span>discourse<text:span text:style-name="T2"> </text:span>basket</text:p>
      <text:p text:style-name="P1">fighting<text:span text:style-name="T2"> </text:span>competitor<text:span text:style-name="T2"> </text:span>powder<text:span text:style-name="T2"> </text:span>ghost</text:p>
      <text:p text:style-name="P1">cookie<text:span text:style-name="T2"> </text:span>carrier<text:span text:style-name="T2"> </text:span>cooking<text:span text:style-name="T2"> </text:span>swing<text:span text:style-name="T2"> </text:span>orange<text:span text:style-name="T2"> </text:span>pet</text:p>
      <text:p text:style-name="P1">miracle<text:span text:style-name="T2"> </text:span>rhythm<text:span text:style-name="T2"> </text:span>killing<text:span text:style-name="T2"> </text:span>sin<text:span text:style-name="T2"> </text:span>charity<text:span text:style-name="T2"> </text:span>script</text:p>
      <text:p text:style-name="P1"><text:soft-page-break/>tactic<text:span text:style-name="T2"> </text:span>identification<text:span text:style-name="T2"> </text:span>transformation<text:span text:style-name="T2"> </text:span>headline<text:span text:style-name="T2"> </text:span>venture<text:span text:style-name="T2"> </text:span>invasion<text:span text:style-name="T2"> </text:span>military<text:span text:style-name="T2"> </text:span>piano<text:span text:style-name="T2"> </text:span>grocery<text:span text:style-name="T2"> </text:span>intensity<text:span text:style-name="T2"> </text:span>blanket</text:p>
      <text:p text:style-name="P1">margin<text:span text:style-name="T2"> </text:span>quarterback<text:span text:style-name="T2"> </text:span>mouse<text:span text:style-name="T2"> </text:span>rope<text:span text:style-name="T2"> </text:span>prescription<text:span text:style-name="T2"> </text:span>brick<text:span text:style-name="T2"> </text:span>patch<text:span text:style-name="T2"> </text:span>consensus<text:span text:style-name="T2"> </text:span>horror<text:span text:style-name="T2"> </text:span>recording<text:span text:style-name="T2"> </text:span>painter<text:span text:style-name="T2"> </text:span>pie<text:span text:style-name="T2"> </text:span>sake<text:span text:style-name="T2"> </text:span>gaze<text:span text:style-name="T2"> </text:span>courage<text:span text:style-name="T2"> </text:span>pregnancy<text:span text:style-name="T2"> </text:span>clue<text:span text:style-name="T2"> </text:span>win<text:span text:style-name="T2"> </text:span>confusion<text:span text:style-name="T2"> </text:span>slice<text:span text:style-name="T2"> </text:span>occupation<text:span text:style-name="T2"> </text:span>coal<text:span text:style-name="T2"> </text:span>criminal<text:span text:style-name="T2"> </text:span>formula<text:span text:style-name="T2"> </text:span>uncle<text:span text:style-name="T2"> </text:span>square<text:span text:style-name="T2"> </text:span>captain<text:span text:style-name="T2"> </text:span>gallery<text:span text:style-name="T2"> </text:span>soccer<text:span text:style-name="T2"> </text:span>defendant</text:p>
      <text:p text:style-name="P1">tunnel<text:span text:style-name="T2"> </text:span>fitness<text:span text:style-name="T2"> </text:span>lap<text:span text:style-name="T2"> </text:span>grave<text:span text:style-name="T2"> </text:span>toe<text:span text:style-name="T2"> </text:span>container<text:span text:style-name="T2"> </text:span>virtue<text:span text:style-name="T2"> </text:span>architect</text:p>
      <text:p text:style-name="P1">makeup<text:span text:style-name="T2"> </text:span>inquiry<text:span text:style-name="T2"> </text:span>rose<text:span text:style-name="T2"> </text:span>indication<text:span text:style-name="T2"> </text:span>rail<text:span text:style-name="T2"> </text:span>anniversary<text:span text:style-name="T2"> </text:span>couch<text:span text:style-name="T2"> </text:span>alliance<text:span text:style-name="T2"> </text:span>hypothesis<text:span text:style-name="T2"> </text:span>boyfriend<text:span text:style-name="T2"> </text:span>mess<text:span text:style-name="T2"> </text:span>legend<text:span text:style-name="T2"> </text:span>adolescent</text:p>
      <text:p text:style-name="P1">norm<text:span text:style-name="T2"> </text:span>remark<text:span text:style-name="T2"> </text:span>reward<text:span text:style-name="T2"> </text:span>organ<text:span text:style-name="T2"> </text:span>laughter<text:span text:style-name="T2"> </text:span>northwest</text:p>
      <text:p text:style-name="P1">counseling<text:span text:style-name="T2"> </text:span>receiver<text:span text:style-name="T2"> </text:span>ritual<text:span text:style-name="T2"> </text:span>insect</text:p>
      <text:p text:style-name="P1">salmon<text:span text:style-name="T2"> </text:span>favor<text:span text:style-name="T2"> </text:span>trading<text:span text:style-name="T2"> </text:span>combat</text:p>
      <text:p text:style-name="P1">stem<text:span text:style-name="T2"> </text:span>surgeon<text:span text:style-name="T2"> </text:span>physics<text:span text:style-name="T2"> </text:span>rape<text:span text:style-name="T2"> </text:span>counsel<text:span text:style-name="T2"> </text:span>brush<text:span text:style-name="T2"> </text:span>jeans<text:span text:style-name="T2"> </text:span>log<text:span text:style-name="T2"> </text:span>pill<text:span text:style-name="T2"> </text:span>sculpture<text:span text:style-name="T2"> </text:span>compound<text:span text:style-name="T2"> </text:span>flour<text:span text:style-name="T2"> </text:span>slope<text:span text:style-name="T2"> </text:span>presidency<text:span text:style-name="T2"> </text:span>serving<text:span text:style-name="T2"> </text:span>bishop<text:span text:style-name="T2"> </text:span>drinking<text:span text:style-name="T2"> </text:span>cry<text:span text:style-name="T2"> </text:span>acceptance<text:span text:style-name="T2"> </text:span>collapse<text:span text:style-name="T2"> </text:span>pump<text:span text:style-name="T2"> </text:span>candy<text:span text:style-name="T2"> </text:span>evil<text:span text:style-name="T2"> </text:span>final<text:span text:style-name="T2"> </text:span>medal<text:span text:style-name="T2"> </text:span>export</text:p>
      <text:p text:style-name="P1">midnight</text:p>
      <text:p text:style-name="P1">curve<text:span text:style-name="T2"> </text:span>integrity<text:span text:style-name="T2"> </text:span>logic<text:span text:style-name="T2"> </text:span>essence<text:span text:style-name="T2"> </text:span>closet</text:p>
      <text:p text:style-name="P1">interior<text:span text:style-name="T2"> </text:span>corridor<text:span text:style-name="T2"> </text:span>pitcher<text:span text:style-name="T2"> </text:span>snake<text:span text:style-name="T2"> </text:span>cross<text:span text:style-name="T2"> </text:span>weakness<text:span text:style-name="T2"> </text:span>pig<text:span text:style-name="T2"> </text:span>cold<text:span text:style-name="T2"> </text:span>T-shirt</text:p>
      <text:p text:style-name="P1">unemployment</text:p>
      <text:p text:style-name="P1">civilization<text:span text:style-name="T2"> </text:span>pop<text:span text:style-name="T2"> </text:span>correlation<text:span text:style-name="T2"> </text:span>humanity<text:span text:style-name="T2"> </text:span>developer<text:span text:style-name="T2"> </text:span>excitement</text:p>
      <text:p text:style-name="P1">beef<text:span text:style-name="T2"> </text:span>Islam<text:span text:style-name="T2"> </text:span>stretch<text:span text:style-name="T2"> </text:span>architecture<text:span text:style-name="T2"> </text:span>elbow<text:span text:style-name="T2"> </text:span>Muslim<text:span text:style-name="T2"> </text:span>allegation<text:span text:style-name="T2"> </text:span>airplane<text:span text:style-name="T2"> </text:span>duck<text:span text:style-name="T2"> </text:span>dose<text:span text:style-name="T2"> </text:span>lecture<text:span text:style-name="T2"> </text:span>van<text:span text:style-name="T2"> </text:span>bay<text:span text:style-name="T2"> </text:span>suburb<text:span text:style-name="T2"> </text:span>sandwich<text:span text:style-name="T2"> </text:span>trunk<text:span text:style-name="T2"> </text:span>rumor<text:span text:style-name="T2"> </text:span>implementation<text:span text:style-name="T2"> </text:span>cloth<text:span text:style-name="T2"> </text:span>effectiveness<text:span text:style-name="T2"> </text:span>lens<text:span text:style-name="T2"> </text:span>reach<text:span text:style-name="T2"> </text:span>inspector<text:span text:style-name="T2"> </text:span>fraud<text:span text:style-name="T2"> </text:span>companion<text:span text:style-name="T2"> </text:span>nail<text:span text:style-name="T2"> </text:span>array<text:span text:style-name="T2"> </text:span>rat</text:p>
      <text:p text:style-name="P1">hallway<text:span text:style-name="T2"> </text:span>cave<text:span text:style-name="T2"> </text:span>southwest</text:p>
      <text:p text:style-name="P1">monster<text:span text:style-name="T2"> </text:span>obstacle<text:span text:style-name="T2"> </text:span>encounter<text:span text:style-name="T2"> </text:span>herb<text:span text:style-name="T2"> </text:span>integration<text:span text:style-name="T2"> </text:span>crystal<text:span text:style-name="T2"> </text:span>recession<text:span text:style-name="T2"> </text:span>wish<text:span text:style-name="T2"> </text:span>motive<text:span text:style-name="T2"> </text:span>flood<text:span text:style-name="T2"> </text:span>pen<text:span text:style-name="T2"> </text:span>ownership<text:span text:style-name="T2"> </text:span>nightmare<text:span text:style-name="T2"> </text:span>notice<text:span text:style-name="T2"> </text:span>inspection<text:span text:style-name="T2"> </text:span>supervisor<text:span text:style-name="T2"> </text:span>arena<text:span text:style-name="T2"> </text:span>laugh<text:span text:style-name="T2"> </text:span>diagnosis<text:span text:style-name="T2"> </text:span>possession<text:span text:style-name="T2"> </text:span>basement</text:p>
      <text:p text:style-name="P1">prosecution<text:span text:style-name="T2"> </text:span>announcement</text:p>
      <text:p text:style-name="P1">warrior<text:span text:style-name="T2"> </text:span>prediction<text:span text:style-name="T2"> </text:span>bacteria<text:span text:style-name="T2"> </text:span>questionnaire<text:span text:style-name="T2"> </text:span>mud<text:span text:style-name="T2"> </text:span>infrastructure<text:span text:style-name="T2"> </text:span>privilege<text:span text:style-name="T2"> </text:span>temple<text:span text:style-name="T2"> </text:span>broadcast</text:p>
      <text:p text:style-name="P1">wrist</text:p>
      <text:p text:style-name="P1">curtain<text:span text:style-name="T2"> </text:span>monitor<text:span text:style-name="T2"> </text:span>pond<text:span text:style-name="T2"> </text:span>domain<text:span text:style-name="T2"> </text:span>guilt</text:p>
      <text:p text:style-name="P1">cattle<text:span text:style-name="T2"> </text:span>walking<text:span text:style-name="T2"> </text:span>playoff<text:span text:style-name="T2"> </text:span>skirt</text:p>
      <text:p text:style-name="P1">database<text:span text:style-name="T2"> </text:span>aim<text:span text:style-name="T2"> </text:span>limb<text:span text:style-name="T2"> </text:span>ideology<text:span text:style-name="T2"> </text:span>harm<text:span text:style-name="T2"> </text:span>railroad<text:span text:style-name="T2"> </text:span>radiation<text:span text:style-name="T2"> </text:span>horn<text:span text:style-name="T2"> </text:span>innovation<text:span text:style-name="T2"> </text:span>strain<text:span text:style-name="T2"> </text:span>guitar<text:span text:style-name="T2"> </text:span>replacement</text:p>
      <text:p text:style-name="P1">dancer<text:span text:style-name="T2"> </text:span>amendment</text:p>
      <text:p text:style-name="P1">pad<text:span text:style-name="T2"> </text:span>transmission<text:span text:style-name="T2"> </text:span>grace<text:span text:style-name="T2"> </text:span>colony<text:span text:style-name="T2"> </text:span>adoption<text:span text:style-name="T2"> </text:span>slide<text:span text:style-name="T2"> </text:span>civilian<text:span text:style-name="T2"> </text:span>towel<text:span text:style-name="T2"> </text:span>particle<text:span text:style-name="T2"> </text:span>glance<text:span text:style-name="T2"> </text:span>prize<text:span text:style-name="T2"> </text:span>landing<text:span text:style-name="T2"> </text:span>conduct</text:p>
      <text:p text:style-name="P1">blue<text:span text:style-name="T2"> </text:span>bat</text:p>
      <text:p text:style-name="P1">alarm<text:span text:style-name="T2"> </text:span>festival<text:span text:style-name="T2"> </text:span>grip<text:span text:style-name="T2"> </text:span>freshman<text:span text:style-name="T2"> </text:span>sweat</text:p>
      <text:p text:style-name="P1">European<text:span text:style-name="T2"> </text:span>separation<text:span text:style-name="T2"> </text:span>southeast</text:p>
      <text:p text:style-name="P1">ballot</text:p>
      <text:p text:style-name="P1">rhetoric<text:span text:style-name="T2"> </text:span>vitamin<text:span text:style-name="T2"> </text:span>enthusiasm<text:span text:style-name="T2"> </text:span>wilderness<text:span text:style-name="T2"> </text:span>mandate<text:span text:style-name="T2"> </text:span>pause<text:span text:style-name="T2"> </text:span>excuse<text:span text:style-name="T2"> </text:span>uncertainty<text:span text:style-name="T2"> </text:span>chaos<text:span text:style-name="T2"> </text:span>canvas<text:span text:style-name="T2"> </text:span>lobby<text:span text:style-name="T2"> </text:span>format</text:p>
      <text:p text:style-name="P1">trait</text:p>
      <text:p text:style-name="P1">currency<text:span text:style-name="T2"> </text:span>turkey<text:span text:style-name="T2"> </text:span>reserve<text:span text:style-name="T2"> </text:span>beam<text:span text:style-name="T2"> </text:span>astronomer<text:span text:style-name="T2"> </text:span>corruption<text:span text:style-name="T2"> </text:span>contractor<text:span text:style-name="T2"> </text:span>doctrine<text:span text:style-name="T2"> </text:span>thumb<text:span text:style-name="T2"> </text:span>unity<text:span text:style-name="T2"> </text:span>compromise<text:span text:style-name="T2"> </text:span>rush<text:span text:style-name="T2"> </text:span>complexity<text:span text:style-name="T2"> </text:span>fork<text:span text:style-name="T2"> </text:span>disk<text:span text:style-name="T2"> </text:span>suspicion<text:span text:style-name="T2"> </text:span>lock<text:span text:style-name="T2"> </text:span>finish<text:span text:style-name="T2"> </text:span>residence<text:span text:style-name="T2"> </text:span>shame<text:span text:style-name="T2"> </text:span>sidewalk<text:span text:style-name="T2"> </text:span>Olympics<text:span text:style-name="T2"> </text:span>signature<text:span text:style-name="T2"> </text:span>rebel<text:span text:style-name="T2"> </text:span>spouse<text:span text:style-name="T2"> </text:span>fluid<text:span text:style-name="T2"> </text:span>pension<text:span text:style-name="T2"> </text:span>sodium<text:span text:style-name="T2"> </text:span>blow<text:span text:style-name="T2"> </text:span>promotion<text:span text:style-name="T2"> </text:span>forehead<text:span text:style-name="T2"> </text:span>hook<text:span text:style-name="T2"> </text:span>detective<text:span text:style-name="T2"> </text:span>traveler<text:span text:style-name="T2"> </text:span>compensation<text:span text:style-name="T2"> </text:span>exit</text:p>
      <text:p text:style-name="P1">attraction<text:span text:style-name="T2"> </text:span>pickup<text:span text:style-name="T2"> </text:span>needle<text:span text:style-name="T2"> </text:span>belly<text:span text:style-name="T2"> </text:span>portfolio<text:span text:style-name="T2"> </text:span>shuttle<text:span text:style-name="T2"> </text:span>timing<text:span text:style-name="T2"> </text:span>engagement</text:p>
      <text:p text:style-name="P1">ankle<text:span text:style-name="T2"> </text:span>transaction<text:span text:style-name="T2"> </text:span>counterpart</text:p>
      <text:p text:style-name="P1">rider<text:span text:style-name="T2"> </text:span>doll<text:span text:style-name="T2"> </text:span>noon<text:span text:style-name="T2"> </text:span>exhibit</text:p>
      <text:p text:style-name="P1">carbohydrate<text:span text:style-name="T2"> </text:span>liberty<text:span text:style-name="T2"> </text:span>poster<text:span text:style-name="T2"> </text:span>theology<text:span text:style-name="T2"> </text:span>oxygen<text:span text:style-name="T2"> </text:span>magic<text:span text:style-name="T2"> </text:span>sum<text:span text:style-name="T2"> </text:span>businessman<text:span text:style-name="T2"> </text:span>determination<text:span text:style-name="T2"> </text:span>donor<text:span text:style-name="T2"> </text:span>pastor<text:span text:style-name="T2"> </text:span>jazz<text:span text:style-name="T2"> </text:span>opera<text:span text:style-name="T2"> </text:span>Japanese<text:span text:style-name="T2"> </text:span>bite<text:span text:style-name="T2"> </text:span>acquisition<text:span text:style-name="T2"> </text:span>pit</text:p>
      <text:p text:style-name="P1">wildlife<text:span text:style-name="T2"> </text:span>giant</text:p>
      <text:p text:style-name="P1">primary<text:span text:style-name="T2"> </text:span>equity<text:span text:style-name="T2"> </text:span>doorway<text:span text:style-name="T2"> </text:span>departure<text:span text:style-name="T2"> </text:span>elevator<text:span text:style-name="T2"> </text:span>guidance<text:span text:style-name="T2"> </text:span>happiness<text:span text:style-name="T2"> </text:span>statue<text:span text:style-name="T2"> </text:span>pursuit</text:p>
      <text:p text:style-name="P1">repair<text:span text:style-name="T2"> </text:span>gym<text:span text:style-name="T2"> </text:span>clerk<text:span text:style-name="T2"> </text:span>Israeli<text:span text:style-name="T2"> </text:span>envelope<text:span text:style-name="T2"> </text:span>reporting<text:span text:style-name="T2"> </text:span>destination<text:span text:style-name="T2"> </text:span>fist</text:p>
      <text:p text:style-name="P1">exploration<text:span text:style-name="T2"> </text:span>bath<text:span text:style-name="T2"> </text:span>rescue<text:span text:style-name="T2"> </text:span>indicator<text:span text:style-name="T2"> </text:span>sunlight</text:p>
      <text:p text:style-name="P1">feedback<text:span text:style-name="T2"> </text:span>spectrum<text:span text:style-name="T2"> </text:span>laser<text:span text:style-name="T2"> </text:span>starting<text:span text:style-name="T2"> </text:span>expertise<text:span text:style-name="T2"> </text:span>tune<text:span text:style-name="T2"> </text:span>eating<text:span text:style-name="T2"> </text:span>hint</text:p>
      <text:p text:style-name="P1">parade<text:span text:style-name="T2"> </text:span>realm<text:span text:style-name="T2"> </text:span>ban<text:span text:style-name="T2"> </text:span>therapist</text:p>
      <text:p text:style-name="P1">pizza<text:span text:style-name="T2"> </text:span>recipient</text:p>
      <text:p text:style-name="P1">accounting<text:span text:style-name="T2"> </text:span>bias<text:span text:style-name="T2"> </text:span>metaphor<text:span text:style-name="T2"> </text:span>candle<text:span text:style-name="T2"> </text:span>handle<text:span text:style-name="T2"> </text:span>worry<text:span text:style-name="T2"> </text:span>entity<text:span text:style-name="T2"> </text:span>suffering<text:span text:style-name="T2"> </text:span>feel<text:span text:style-name="T2"> </text:span>lamp<text:span text:style-name="T2"> </text:span>garbage<text:span text:style-name="T2"> </text:span>servant</text:p>
      <text:p text:style-name="P1">addition<text:span text:style-name="T2"> </text:span>inside<text:span text:style-name="T2"> </text:span>reception<text:span text:style-name="T2"> </text:span>chin<text:span text:style-name="T2"> </text:span>necessity<text:span text:style-name="T2"> </text:span>racism<text:span text:style-name="T2"> </text:span>starter<text:span text:style-name="T2"> </text:span>banking<text:span text:style-name="T2"> </text:span>gravity<text:span text:style-name="T2"> </text:span>prevention<text:span text:style-name="T2"> </text:span>Arab<text:span text:style-name="T2"> </text:span>performer<text:span text:style-name="T2"> </text:span>intent</text:p>
      <text:p text:style-name="P1">inventory<text:span text:style-name="T2"> </text:span>assembly<text:span text:style-name="T2"> </text:span>silk<text:span text:style-name="T2"> </text:span>magnitude<text:span text:style-name="T2"> </text:span>hostage<text:span text:style-name="T2"> </text:span>collector<text:span text:style-name="T2"> </text:span>popularity<text:span text:style-name="T2"> </text:span>kiss<text:span text:style-name="T2"> </text:span>alien<text:span text:style-name="T2"> </text:span>equation<text:span text:style-name="T2"> </text:span>angel<text:span text:style-name="T2"> </text:span>switch<text:span text:style-name="T2"> </text:span>offering<text:span text:style-name="T2"> </text:span>rage<text:span text:style-name="T2"> </text:span>photography<text:span text:style-name="T2"> </text:span>toilet</text:p>
      <text:p text:style-name="P1">Russian<text:span text:style-name="T2"> </text:span>wake<text:span text:style-name="T2"> </text:span>gathering<text:span text:style-name="T2"> </text:span>automobile<text:span text:style-name="T2"> </text:span>dawn<text:span text:style-name="T2"> </text:span>tide<text:span text:style-name="T2"> </text:span>romance<text:span text:style-name="T2"> </text:span>hardware<text:span text:style-name="T2"> </text:span>pillow<text:span text:style-name="T2"> </text:span>kit</text:p>
      <text:p text:style-name="P1"><text:soft-page-break/>cook<text:span text:style-name="T2"> </text:span>spread<text:span text:style-name="T2"> </text:span>continent</text:p>
      <text:p text:style-name="P1">circuit</text:p>
      <text:p text:style-name="P1">sink<text:span text:style-name="T2"> </text:span>ruling<text:span text:style-name="T2"> </text:span>shortage<text:span text:style-name="T2"> </text:span>trap<text:span text:style-name="T2"> </text:span>fool<text:span text:style-name="T2"> </text:span>deadline<text:span text:style-name="T2"> </text:span>processing<text:span text:style-name="T2"> </text:span>ranch<text:span text:style-name="T2"> </text:span>diamond<text:span text:style-name="T2"> </text:span>credibility<text:span text:style-name="T2"> </text:span>import</text:p>
      <text:p text:style-name="P1">sentiment</text:p>
      <text:p text:style-name="P1">cart</text:p>
      <text:p text:style-name="P1">elder<text:span text:style-name="T2"> </text:span>pro<text:span text:style-name="T2"> </text:span>inspiration<text:span text:style-name="T2"> </text:span>quantity<text:span text:style-name="T2"> </text:span>trailer<text:span text:style-name="T2"> </text:span>mate<text:span text:style-name="T2"> </text:span>genius<text:span text:style-name="T2"> </text:span>monument</text:p>
      <text:p text:style-name="P1">bid<text:span text:style-name="T2"> </text:span>quest</text:p>
      <text:p text:style-name="P1">sacrifice<text:span text:style-name="T2"> </text:span>invitation<text:span text:style-name="T2"> </text:span>accuracy<text:span text:style-name="T2"> </text:span>juror<text:span text:style-name="T2"> </text:span>broker<text:span text:style-name="T2"> </text:span>treasure<text:span text:style-name="T2"> </text:span>loyalty<text:span text:style-name="T2"> </text:span>gasoline<text:span text:style-name="T2"> </text:span>output</text:p>
      <text:p text:style-name="P1">nominee<text:span text:style-name="T2"> </text:span>diabetes<text:span text:style-name="T2"> </text:span>jaw<text:span text:style-name="T2"> </text:span>grief<text:span text:style-name="T2"> </text:span>rocket</text:p>
      <text:p text:style-name="P1">inmate<text:span text:style-name="T2"> </text:span>dynamics<text:span text:style-name="T2"> </text:span>bow<text:span text:style-name="T2"> </text:span>senior<text:span text:style-name="T2"> </text:span>dignity<text:span text:style-name="T2"> </text:span>carpet</text:p>
      <text:p text:style-name="P1">bubble<text:span text:style-name="T2"> </text:span>buddy<text:span text:style-name="T2"> </text:span>barn<text:span text:style-name="T2"> </text:span>sword<text:span text:style-name="T2"> </text:span>flash<text:span text:style-name="T2"> </text:span>glory<text:span text:style-name="T2"> </text:span>drum<text:span text:style-name="T2"> </text:span>queen<text:span text:style-name="T2"> </text:span>dilemma<text:span text:style-name="T2"> </text:span>input</text:p>
      <text:p text:style-name="P1">northeast</text:p>
      <text:p text:style-name="P1">liability<text:span text:style-name="T2"> </text:span>merchant</text:p>
      <text:p text:style-name="P1">stadium<text:span text:style-name="T2"> </text:span>defeat</text:p>
      <text:p text:style-name="P1">withdrawal<text:span text:style-name="T2"> </text:span>refrigerator<text:span text:style-name="T2"> </text:span>nest</text:p>
      <text:p text:style-name="P1">lane<text:span text:style-name="T2"> </text:span>ancestor<text:span text:style-name="T2"> </text:span>steam<text:span text:style-name="T2"> </text:span>accent</text:p>
      <text:p text:style-name="P1">escape<text:span text:style-name="T2"> </text:span>cage<text:span text:style-name="T2"> </text:span>shrimp<text:span text:style-name="T2"> </text:span>homeland<text:span text:style-name="T2"> </text:span>rack<text:span text:style-name="T2"> </text:span>costume<text:span text:style-name="T2"> </text:span>wolf<text:span text:style-name="T2"> </text:span>courtroom<text:span text:style-name="T2"> </text:span>statute<text:span text:style-name="T2"> </text:span>cartoon<text:span text:style-name="T2"> </text:span>productivity<text:span text:style-name="T2"> </text:span>seal<text:span text:style-name="T2"> </text:span>bug<text:span text:style-name="T2"> </text:span>aunt</text:p>
      <text:p text:style-name="P1">agriculture<text:span text:style-name="T2"> </text:span>bankruptcy<text:span text:style-name="T2"> </text:span>vaccine<text:span text:style-name="T2"> </text:span>bonus<text:span text:style-name="T2"> </text:span>collaboration<text:span text:style-name="T2"> </text:span>orbit</text:p>
      <text:p text:style-name="P1">patience<text:span text:style-name="T2"> </text:span>voting<text:span text:style-name="T2"> </text:span>patrol<text:span text:style-name="T2"> </text:span>willingness<text:span text:style-name="T2"> </text:span>revelation<text:span text:style-name="T2"> </text:span>rent</text:p>
      <text:p text:style-name="P1">jewelry<text:span text:style-name="T2"> </text:span>trace<text:span text:style-name="T2"> </text:span>wagon<text:span text:style-name="T2"> </text:span>reliability<text:span text:style-name="T2"> </text:span>ass<text:span text:style-name="T2"> </text:span>bush<text:span text:style-name="T2"> </text:span>clip<text:span text:style-name="T2"> </text:span>thigh<text:span text:style-name="T2"> </text:span>bull<text:span text:style-name="T2"> </text:span>drawer<text:span text:style-name="T2"> </text:span>sheep<text:span text:style-name="T2"> </text:span>coordinator<text:span text:style-name="T2"> </text:span>runner<text:span text:style-name="T2"> </text:span>empire<text:span text:style-name="T2"> </text:span>cab<text:span text:style-name="T2"> </text:span>exam<text:span text:style-name="T2"> </text:span>documentary<text:span text:style-name="T2"> </text:span>biology<text:span text:style-name="T2"> </text:span>web<text:span text:style-name="T2"> </text:span>conspiracy<text:span text:style-name="T2"> </text:span>catch<text:span text:style-name="T2"> </text:span>casualty<text:span text:style-name="T2"> </text:span>republic<text:span text:style-name="T2"> </text:span>execution<text:span text:style-name="T2"> </text:span>whale<text:span text:style-name="T2"> </text:span>instinct</text:p>
      <text:p text:style-name="P1">teammate<text:span text:style-name="T2"> </text:span>aluminum<text:span text:style-name="T2"> </text:span>ministry<text:span text:style-name="T2"> </text:span>verdict</text:p>
      <text:p text:style-name="P1">skull<text:span text:style-name="T2"> </text:span>self-esteem<text:span text:style-name="T2"> </text:span>ease<text:span text:style-name="T2"> </text:span>bee<text:span text:style-name="T2"> </text:span>practitioner<text:span text:style-name="T2"> </text:span>loop<text:span text:style-name="T2"> </text:span>puzzle<text:span text:style-name="T2"> </text:span>mushroom<text:span text:style-name="T2"> </text:span>subsidy<text:span text:style-name="T2"> </text:span>mathematics<text:span text:style-name="T2"> </text:span>mechanic<text:span text:style-name="T2"> </text:span>jar<text:span text:style-name="T2"> </text:span>earthquake<text:span text:style-name="T2"> </text:span>pork<text:span text:style-name="T2"> </text:span>creativity<text:span text:style-name="T2"> </text:span>dessert</text:p>
      <text:p text:style-name="P1">sympathy<text:span text:style-name="T2"> </text:span>fisherman<text:span text:style-name="T2"> </text:span>isolation<text:span text:style-name="T2"> </text:span>sock<text:span text:style-name="T2"> </text:span>jump<text:span text:style-name="T2"> </text:span>entrepreneur<text:span text:style-name="T2"> </text:span>syndrome<text:span text:style-name="T2"> </text:span>bureau<text:span text:style-name="T2"> </text:span>workplace<text:span text:style-name="T2"> </text:span>ambition<text:span text:style-name="T2"> </text:span>touchdown<text:span text:style-name="T2"> </text:span>breeze<text:span text:style-name="T2"> </text:span>Christianity<text:span text:style-name="T2"> </text:span>translation<text:span text:style-name="T2"> </text:span>gut</text:p>
      <text:p text:style-name="P1">booth<text:span text:style-name="T2"> </text:span>helmet</text:p>
      <text:p text:style-name="P1">waist</text:p>
      <text:p text:style-name="P1">lion<text:span text:style-name="T2"> </text:span>accomplishment</text:p>
      <text:p text:style-name="P1">panic<text:span text:style-name="T2"> </text:span>cast</text:p>
      <text:p text:style-name="P1">cliff<text:span text:style-name="T2"> </text:span>cord<text:span text:style-name="T2"> </text:span>cocaine<text:span text:style-name="T2"> </text:span>illusion<text:span text:style-name="T2"> </text:span>appreciation<text:span text:style-name="T2"> </text:span>commissioner<text:span text:style-name="T2"> </text:span>flexibility<text:span text:style-name="T2"> </text:span>casino<text:span text:style-name="T2"> </text:span>tumor<text:span text:style-name="T2"> </text:span>pulse<text:span text:style-name="T2"> </text:span>equivalent</text:p>
      <text:p text:style-name="P1">donation<text:span text:style-name="T2"> </text:span>diary<text:span text:style-name="T2"> </text:span>sibling<text:span text:style-name="T2"> </text:span>irony<text:span text:style-name="T2"> </text:span>spoon<text:span text:style-name="T2"> </text:span>midst</text:p>
      <text:p text:style-name="P1">alley<text:span text:style-name="T2"> </text:span>soap<text:span text:style-name="T2"> </text:span>rival<text:span text:style-name="T2"> </text:span>pin<text:span text:style-name="T2"> </text:span>hockey<text:span text:style-name="T2"> </text:span>supplier<text:span text:style-name="T2"> </text:span>momentum<text:span text:style-name="T2"> </text:span>purse<text:span text:style-name="T2"> </text:span>liquid<text:span text:style-name="T2"> </text:span>icon<text:span text:style-name="T2"> </text:span>elephant</text:p>
      <text:p text:style-name="P1">legislature<text:span text:style-name="T2"> </text:span>associate<text:span text:style-name="T2"> </text:span>franchise<text:span text:style-name="T2"> </text:span>bicycle<text:span text:style-name="T2"> </text:span>fever<text:span text:style-name="T2"> </text:span>filter<text:span text:style-name="T2"> </text:span>rabbit</text:p>
      <text:p text:style-name="P1">coin<text:span text:style-name="T2"> </text:span>organism<text:span text:style-name="T2"> </text:span>sensation<text:span text:style-name="T2"> </text:span>stay<text:span text:style-name="T2"> </text:span>minimum<text:span text:style-name="T2"> </text:span>conservation<text:span text:style-name="T2"> </text:span>backyard<text:span text:style-name="T2"> </text:span>charter<text:span text:style-name="T2"> </text:span>stove<text:span text:style-name="T2"> </text:span>consent</text:p>
      <text:p text:style-name="P1">reminder<text:span text:style-name="T2"> </text:span>placement</text:p>
      <text:p text:style-name="P1">dough<text:span text:style-name="T2"> </text:span>grandchild<text:span text:style-name="T2"> </text:span>dam<text:span text:style-name="T2"> </text:span>outfit</text:p>
      <text:p text:style-name="P1">columnist</text:p>
      <text:p text:style-name="P1">workout</text:p>
      <text:p text:style-name="P1">patent</text:p>
      <text:p text:style-name="P1">quote<text:span text:style-name="T2"> </text:span>trash<text:span text:style-name="T2"> </text:span>hormone<text:span text:style-name="T2"> </text:span>texture<text:span text:style-name="T2"> </text:span>pencil<text:span text:style-name="T2"> </text:span>frontier<text:span text:style-name="T2"> </text:span>spray<text:span text:style-name="T2"> </text:span>bet</text:p>
      <text:p text:style-name="P1">custody<text:span text:style-name="T2"> </text:span>banker<text:span text:style-name="T2"> </text:span>beast</text:p>
      <text:p text:style-name="P1">oak<text:span text:style-name="T2"> </text:span>notebook<text:span text:style-name="T2"> </text:span>attendance<text:span text:style-name="T2"> </text:span>speculation<text:span text:style-name="T2"> </text:span>shark<text:span text:style-name="T2"> </text:span>mill<text:span text:style-name="T2"> </text:span>installation<text:span text:style-name="T2"> </text:span>tag<text:span text:style-name="T2"> </text:span>swimming<text:span text:style-name="T2"> </text:span>fleet</text:p>
      <text:p text:style-name="P1">catalog<text:span text:style-name="T2"> </text:span>outsider<text:span text:style-name="T2"> </text:span>stance<text:span text:style-name="T2"> </text:span>sensitivity<text:span text:style-name="T2"> </text:span>debut</text:p>
      <text:p text:style-name="P1">confrontation<text:span text:style-name="T2"> </text:span>ideal<text:span text:style-name="T2"> </text:span>constitution<text:span text:style-name="T2"> </text:span>trainer<text:span text:style-name="T2"> </text:span>Thanksgiving<text:span text:style-name="T2"> </text:span>scent</text:p>
      <text:p text:style-name="P1">stack<text:span text:style-name="T2"> </text:span>eyebrow<text:span text:style-name="T2"> </text:span>sack<text:span text:style-name="T2"> </text:span>tray<text:span text:style-name="T2"> </text:span>pioneer<text:span text:style-name="T2"> </text:span>textbook<text:span text:style-name="T2"> </text:span>dot</text:p>
      <text:p text:style-name="P1">wheat</text:p>
      <text:p text:style-name="P1">kingdom<text:span text:style-name="T2"> </text:span>aisle<text:span text:style-name="T2"> </text:span>protocol<text:span text:style-name="T2"> </text:span>marketplace<text:span text:style-name="T2"> </text:span>terrain<text:span text:style-name="T2"> </text:span>pasta<text:span text:style-name="T2"> </text:span>genre<text:span text:style-name="T2"> </text:span>merit</text:p>
      <text:p text:style-name="P1">planner<text:span text:style-name="T2"> </text:span>chunk<text:span text:style-name="T2"> </text:span>discount</text:p>
      <text:p text:style-name="P1">ladder<text:span text:style-name="T2"> </text:span>jungle<text:span text:style-name="T2"> </text:span>migration<text:span text:style-name="T2"> </text:span>breathing<text:span text:style-name="T2"> </text:span>hurricane<text:span text:style-name="T2"> </text:span>retailer<text:span text:style-name="T2"> </text:span>coup<text:span text:style-name="T2"> </text:span>ambassador<text:span text:style-name="T2"> </text:span>density<text:span text:style-name="T2"> </text:span>curiosity<text:span text:style-name="T2"> </text:span>aggression<text:span text:style-name="T2"> </text:span>stimulus<text:span text:style-name="T2"> </text:span>journalism<text:span text:style-name="T2"> </text:span>robot</text:p>
      <text:p text:style-name="P1">feather<text:span text:style-name="T2"> </text:span>sphere<text:span text:style-name="T2"> </text:span>publicity<text:span text:style-name="T2"> </text:span>major<text:span text:style-name="T2"> </text:span>well-being<text:span text:style-name="T2"> </text:span>validity<text:span text:style-name="T2"> </text:span>ecosystem<text:span text:style-name="T2"> </text:span>collar<text:span text:style-name="T2"> </text:span>weed<text:span text:style-name="T2"> </text:span>compliance<text:span text:style-name="T2"> </text:span>streak<text:span text:style-name="T2"> </text:span>builder<text:span text:style-name="T2"> </text:span>glimpse<text:span text:style-name="T2"> </text:span>premise<text:span text:style-name="T2"> </text:span>specialty<text:span text:style-name="T2"> </text:span>artifact</text:p>
      <text:p text:style-name="P1">monkey<text:span text:style-name="T2"> </text:span>mentor<text:span text:style-name="T2"> </text:span>listener<text:span text:style-name="T2"> </text:span>lightning<text:span text:style-name="T2"> </text:span>sleeve<text:span text:style-name="T2"> </text:span>disappointment</text:p>
      <text:p text:style-name="P1">rib<text:span text:style-name="T2"> </text:span>debris<text:span text:style-name="T2"> </text:span>rod<text:span text:style-name="T2"> </text:span>liberal<text:span text:style-name="T2"> </text:span>ash<text:span text:style-name="T2"> </text:span>parish<text:span text:style-name="T2"> </text:span>slavery<text:span text:style-name="T2"> </text:span>commodity<text:span text:style-name="T2"> </text:span>cure<text:span text:style-name="T2"> </text:span>mineral<text:span text:style-name="T2"> </text:span>hunger<text:span text:style-name="T2"> </text:span>equality<text:span text:style-name="T2"> </text:span>cemetery<text:span text:style-name="T2"> </text:span>harassment</text:p>
      <text:p text:style-name="P1"><text:soft-page-break/>fame<text:span text:style-name="T2"> </text:span>likelihood<text:span text:style-name="T2"> </text:span>carrot</text:p>
      <text:p text:style-name="P1">toll<text:span text:style-name="T2"> </text:span>rim<text:span text:style-name="T2"> </text:span>wheelchair<text:span text:style-name="T2"> </text:span>squad<text:span text:style-name="T2"> </text:span>processor<text:span text:style-name="T2"> </text:span>sponsor<text:span text:style-name="T2"> </text:span>grin<text:span text:style-name="T2"> </text:span>chill<text:span text:style-name="T2"> </text:span>refuge<text:span text:style-name="T2"> </text:span>legislator<text:span text:style-name="T2"> </text:span>rally<text:span text:style-name="T2"> </text:span>programming<text:span text:style-name="T2"> </text:span>outlet</text:p>
      <text:p text:style-name="P1">vendor<text:span text:style-name="T2"> </text:span>peanut</text:p>
      <text:p text:style-name="P1">intellectual<text:span text:style-name="T2"> </text:span>conception<text:span text:style-name="T2"> </text:span>auction<text:span text:style-name="T2"> </text:span>steak<text:span text:style-name="T2"> </text:span>triumph<text:span text:style-name="T2"> </text:span>shareholder<text:span text:style-name="T2"> </text:span>conscience<text:span text:style-name="T2"> </text:span>calculation<text:span text:style-name="T2"> </text:span>interval<text:span text:style-name="T2"> </text:span>jurisdiction<text:span text:style-name="T2"> </text:span>constraint</text:p>
      <text:p text:style-name="P1">expedition<text:span text:style-name="T2"> </text:span>similarity<text:span text:style-name="T2"> </text:span>butt</text:p>
      <text:p text:style-name="P1">lid<text:span text:style-name="T2"> </text:span>bulk<text:span text:style-name="T2"> </text:span>mortality<text:span text:style-name="T2"> </text:span>conversion<text:span text:style-name="T2"> </text:span>patron<text:span text:style-name="T2"> </text:span>liver<text:span text:style-name="T2"> </text:span>harmony<text:span text:style-name="T2"> </text:span>tolerance<text:span text:style-name="T2"> </text:span>instant</text:p>
      <text:p text:style-name="P1">goat</text:p>
      <text:p text:style-name="P1">blessing<text:span text:style-name="T2"> </text:span>banana<text:span text:style-name="T2"> </text:span>running<text:span text:style-name="T2"> </text:span>palace<text:span text:style-name="T2"> </text:span>peasant</text:p>
      <text:p text:style-name="P1">grandparent</text:p>
      <text:p text:style-name="P1">lawmaker<text:span text:style-name="T2"> </text:span>supermarket</text:p>
      <text:p text:style-name="P1">cruise<text:span text:style-name="T2"> </text:span>plain<text:span text:style-name="T2"> </text:span>calendar<text:span text:style-name="T2"> </text:span>widow<text:span text:style-name="T2"> </text:span>deposit</text:p>
      <text:p text:style-name="P1">beard<text:span text:style-name="T2"> </text:span>brake<text:span text:style-name="T2"> </text:span>screening<text:span text:style-name="T2"> </text:span>impulse<text:span text:style-name="T2"> </text:span>fur<text:span text:style-name="T2"> </text:span>predator<text:span text:style-name="T2"> </text:span>forum<text:span text:style-name="T2"> </text:span>dancing<text:span text:style-name="T2"> </text:span>removal<text:span text:style-name="T2"> </text:span>autonomy<text:span text:style-name="T2"> </text:span>thread<text:span text:style-name="T2"> </text:span>landmark<text:span text:style-name="T2"> </text:span>offender<text:span text:style-name="T2"> </text:span>fraction<text:span text:style-name="T2"> </text:span>tourism<text:span text:style-name="T2"> </text:span>threshold<text:span text:style-name="T2"> </text:span>suite<text:span text:style-name="T2"> </text:span>regulator<text:span text:style-name="T2"> </text:span>straw<text:span text:style-name="T2"> </text:span>globe<text:span text:style-name="T2"> </text:span>objection<text:span text:style-name="T2"> </text:span>chemistry<text:span text:style-name="T2"> </text:span>blast</text:p>
      <text:p text:style-name="P1">denial<text:span text:style-name="T2"> </text:span>rental<text:span text:style-name="T2"> </text:span>fragment</text:p>
      <text:p text:style-name="P1">warmth<text:span text:style-name="T2"> </text:span>undergraduate<text:span text:style-name="T2"> </text:span>headache<text:span text:style-name="T2"> </text:span>policeman<text:span text:style-name="T2"> </text:span>yield<text:span text:style-name="T2"> </text:span>projection<text:span text:style-name="T2"> </text:span>mention<text:span text:style-name="T2"> </text:span>graduation<text:span text:style-name="T2"> </text:span>mansion<text:span text:style-name="T2"> </text:span>regard<text:span text:style-name="T2"> </text:span>grape<text:span text:style-name="T2"> </text:span>cottage<text:span text:style-name="T2"> </text:span>driveway<text:span text:style-name="T2"> </text:span>charm<text:span text:style-name="T2"> </text:span>sexuality<text:span text:style-name="T2"> </text:span>clay<text:span text:style-name="T2"> </text:span>balloon<text:span text:style-name="T2"> </text:span>invention<text:span text:style-name="T2"> </text:span>ego<text:span text:style-name="T2"> </text:span>fare<text:span text:style-name="T2"> </text:span>homework<text:span text:style-name="T2"> </text:span>disc<text:span text:style-name="T2"> </text:span>sofa<text:span text:style-name="T2"> </text:span>guarantee<text:span text:style-name="T2"> </text:span>availability<text:span text:style-name="T2"> </text:span>radar<text:span text:style-name="T2"> </text:span>leave<text:span text:style-name="T2"> </text:span>permit</text:p>
      <text:p text:style-name="P1">sweater<text:span text:style-name="T2"> </text:span>rehabilitation<text:span text:style-name="T2"> </text:span>retreat</text:p>
      <text:p text:style-name="P1">molecule<text:span text:style-name="T2"> </text:span>youngster<text:span text:style-name="T2"> </text:span>premium<text:span text:style-name="T2"> </text:span>accountability<text:span text:style-name="T2"> </text:span>fatigue<text:span text:style-name="T2"> </text:span>marker<text:span text:style-name="T2"> </text:span>bucket</text:p>
      <text:p text:style-name="P1">confession<text:span text:style-name="T2"> </text:span>marble<text:span text:style-name="T2"> </text:span>twist</text:p>
      <text:p text:style-name="P1">defender<text:span text:style-name="T2"> </text:span>transport</text:p>
      <text:p text:style-name="P1">surveillance<text:span text:style-name="T2"> </text:span>technician<text:span text:style-name="T2"> </text:span>arrow<text:span text:style-name="T2"> </text:span>trauma<text:span text:style-name="T2"> </text:span>ribbon<text:span text:style-name="T2"> </text:span>meantime<text:span text:style-name="T2"> </text:span>harvest</text:p>
      <text:p text:style-name="P1">spy<text:span text:style-name="T2"> </text:span>slot</text:p>
      <text:p text:style-name="P1">riot</text:p>
      <text:p text:style-name="P1">nutrient</text:p>
      <text:p text:style-name="P1">citizenship<text:span text:style-name="T2"> </text:span>sovereignty<text:span text:style-name="T2"> </text:span>ridge<text:span text:style-name="T2"> </text:span>lighting<text:span text:style-name="T2"> </text:span>contributor<text:span text:style-name="T2"> </text:span>transit</text:p>
      <text:p text:style-name="P1">seminar<text:span text:style-name="T2"> </text:span>electronics<text:span text:style-name="T2"> </text:span>shorts<text:span text:style-name="T2"> </text:span>accusation<text:span text:style-name="T2"> </text:span>cue<text:span text:style-name="T2"> </text:span>bride<text:span text:style-name="T2"> </text:span>biography<text:span text:style-name="T2"> </text:span>hazard<text:span text:style-name="T2"> </text:span>tile<text:span text:style-name="T2"> </text:span>foreigner<text:span text:style-name="T2"> </text:span>launch<text:span text:style-name="T2"> </text:span>convenience<text:span text:style-name="T2"> </text:span>delight</text:p>
      <text:p text:style-name="P1">timber<text:span text:style-name="T2"> </text:span>plea<text:span text:style-name="T2"> </text:span>bulb<text:span text:style-name="T2"> </text:span>devil<text:span text:style-name="T2"> </text:span>bolt</text:p>
      <text:p text:style-name="P1">cargo<text:span text:style-name="T2"> </text:span>spine<text:span text:style-name="T2"> </text:span>seller<text:span text:style-name="T2"> </text:span>dock<text:span text:style-name="T2"> </text:span>fog<text:span text:style-name="T2"> </text:span>diplomat</text:p>
      <text:p text:style-name="P1">summary<text:span text:style-name="T2"> </text:span>missionary<text:span text:style-name="T2"> </text:span>epidemic<text:span text:style-name="T2"> </text:span>warehouse<text:span text:style-name="T2"> </text:span>butterfly<text:span text:style-name="T2"> </text:span>bronze<text:span text:style-name="T2"> </text:span>praise<text:span text:style-name="T2"> </text:span>vacuum<text:span text:style-name="T2"> </text:span>stereotype<text:span text:style-name="T2"> </text:span>sensor<text:span text:style-name="T2"> </text:span>laundry<text:span text:style-name="T2"> </text:span>manual<text:span text:style-name="T2"> </text:span>pistol<text:span text:style-name="T2"> </text:span>plaintiff<text:span text:style-name="T2"> </text:span>apology<text:span text:style-name="T2"> </text:span>website<text:span text:style-name="T2"> </text:span>smoking<text:span text:style-name="T2"> </text:span>tribute<text:span text:style-name="T2"> </text:span>bomber<text:span text:style-name="T2"> </text:span>bargain<text:span text:style-name="T2"> </text:span>scrutiny<text:span text:style-name="T2"> </text:span>brass<text:span text:style-name="T2"> </text:span>drill<text:span text:style-name="T2"> </text:span>anchor<text:span text:style-name="T2"> </text:span>hunt</text:p>
      <text:p text:style-name="P1">consistency<text:span text:style-name="T2"> </text:span>lift</text:p>
      <text:p text:style-name="P1">videotape<text:span text:style-name="T2"> </text:span>bureaucracy<text:span text:style-name="T2"> </text:span>loser<text:span text:style-name="T2"> </text:span>skiing<text:span text:style-name="T2"> </text:span>critique<text:span text:style-name="T2"> </text:span>congregation<text:span text:style-name="T2"> </text:span>march<text:span text:style-name="T2"> </text:span>compassion<text:span text:style-name="T2"> </text:span>GOP</text:p>
      <text:h text:style-name="Heading_20_2" text:outline-level="2">A<text:span text:style-name="T1">djective</text:span></text:h>
      <text:p text:style-name="P1">other<text:span text:style-name="T2"> </text:span>new<text:span text:style-name="T2"> </text:span>good<text:span text:style-name="T2"> </text:span>high<text:span text:style-name="T2"> </text:span>old<text:span text:style-name="T2"> </text:span>great</text:p>
      <text:p text:style-name="P1">big<text:span text:style-name="T2"> </text:span>American<text:span text:style-name="T2"> </text:span>small<text:span text:style-name="T2"> </text:span>large<text:span text:style-name="T2"> </text:span>national<text:span text:style-name="T2"> </text:span>young<text:span text:style-name="T2"> </text:span>different</text:p>
      <text:p text:style-name="P1">black<text:span text:style-name="T2"> </text:span>long<text:span text:style-name="T2"> </text:span>little<text:span text:style-name="T2"> </text:span>important</text:p>
      <text:p text:style-name="P1">political<text:span text:style-name="T2"> </text:span>bad<text:span text:style-name="T2"> </text:span>white<text:span text:style-name="T2"> </text:span>real<text:span text:style-name="T2"> </text:span>best</text:p>
      <text:p text:style-name="P1">right</text:p>
      <text:p text:style-name="P1">social<text:span text:style-name="T2"> </text:span>only<text:span text:style-name="T2"> </text:span>public<text:span text:style-name="T2"> </text:span>military<text:span text:style-name="T2"> </text:span>true<text:span text:style-name="T2"> </text:span>federal<text:span text:style-name="T2"> </text:span>international<text:span text:style-name="T2"> </text:span>full<text:span text:style-name="T2"> </text:span>special<text:span text:style-name="T2"> </text:span>easy<text:span text:style-name="T2"> </text:span>clear<text:span text:style-name="T2"> </text:span>recent</text:p>
      <text:p text:style-name="P1">certain<text:span text:style-name="T2"> </text:span>personal<text:span text:style-name="T2"> </text:span>open<text:span text:style-name="T2"> </text:span>red<text:span text:style-name="T2"> </text:span>difficult</text:p>
      <text:p text:style-name="P1">available<text:span text:style-name="T2"> </text:span>likely<text:span text:style-name="T2"> </text:span>short</text:p>
      <text:p text:style-name="P1">single<text:span text:style-name="T2"> </text:span>medical<text:span text:style-name="T2"> </text:span>current</text:p>
      <text:p text:style-name="P1">wrong<text:span text:style-name="T2"> </text:span>private<text:span text:style-name="T2"> </text:span>past</text:p>
      <text:p text:style-name="P1">foreign<text:span text:style-name="T2"> </text:span>fine<text:span text:style-name="T2"> </text:span>common<text:span text:style-name="T2"> </text:span>poor<text:span text:style-name="T2"> </text:span>natural<text:span text:style-name="T2"> </text:span>significant</text:p>
      <text:p text:style-name="P1">similar<text:span text:style-name="T2"> </text:span>hot</text:p>
      <text:p text:style-name="P1">dead<text:span text:style-name="T2"> </text:span>central<text:span text:style-name="T2"> </text:span>happy<text:span text:style-name="T2"> </text:span>serious<text:span text:style-name="T2"> </text:span>ready<text:span text:style-name="T2"> </text:span>simple<text:span text:style-name="T2"> </text:span>left</text:p>
      <text:p text:style-name="P1">physical<text:span text:style-name="T2"> </text:span>general<text:span text:style-name="T2"> </text:span>environmental<text:span text:style-name="T2"> </text:span>financial<text:span text:style-name="T2"> </text:span>blue<text:span text:style-name="T2"> </text:span>democratic<text:span text:style-name="T2"> </text:span>dark<text:span text:style-name="T2"> </text:span>various<text:span text:style-name="T2"> </text:span>entire<text:span text:style-name="T2"> </text:span>close<text:span text:style-name="T2"> </text:span>legal<text:span text:style-name="T2"> </text:span>religious<text:span text:style-name="T2"> </text:span>cold<text:span text:style-name="T2"> </text:span>final<text:span text:style-name="T2"> </text:span>main<text:span text:style-name="T2"> </text:span>green<text:span text:style-name="T2"> </text:span>nice<text:span text:style-name="T2"> </text:span>huge<text:span text:style-name="T2"> </text:span>popular<text:span text:style-name="T2"> </text:span>traditional<text:span text:style-name="T2"> </text:span>cultural<text:span text:style-name="T2"> </text:span>wide<text:span text:style-name="T2"> </text:span>particular<text:span text:style-name="T2"> </text:span>top<text:span text:style-name="T2"> </text:span>far<text:span text:style-name="T2"> </text:span>deep<text:span text:style-name="T2"> </text:span>individual<text:span text:style-name="T2"> </text:span>specific<text:span text:style-name="T2"> </text:span>necessary<text:span text:style-name="T2"> </text:span>middle<text:span text:style-name="T2"> </text:span>beautiful<text:span text:style-name="T2"> </text:span>heavy<text:span text:style-name="T2"> </text:span>sexual<text:span text:style-name="T2"> </text:span>tough<text:span text:style-name="T2"> </text:span>commercial<text:span text:style-name="T2"> </text:span>total<text:span text:style-name="T2"> </text:span>modern<text:span text:style-name="T2"> </text:span>positive<text:span text:style-name="T2"> </text:span>civil<text:span text:style-name="T2"> </text:span>safe<text:span text:style-name="T2"> </text:span>interesting<text:span text:style-name="T2"> </text:span>rich<text:span text:style-name="T2"> </text:span>western<text:span text:style-name="T2"> </text:span>senior<text:span text:style-name="T2"> </text:span>key<text:span text:style-name="T2"> </text:span>professional<text:span text:style-name="T2"> </text:span>successful<text:span text:style-name="T2"> </text:span>southern<text:span text:style-name="T2"> </text:span>fresh<text:span text:style-name="T2"> </text:span>global<text:span text:style-name="T2"> </text:span>critical<text:span text:style-name="T2"> </text:span>concerned<text:span text:style-name="T2"> </text:span>effective<text:span text:style-name="T2"> </text:span>original<text:span text:style-name="T2"> </text:span>basic<text:span text:style-name="T2"> </text:span>powerful<text:span text:style-name="T2"> </text:span>perfect</text:p>
      <text:p text:style-name="P1">involved<text:span text:style-name="T2"> </text:span>nuclear<text:span text:style-name="T2"> </text:span>British<text:span text:style-name="T2"> </text:span>African<text:span text:style-name="T2"> </text:span>very<text:span text:style-name="T2"> </text:span>sorry<text:span text:style-name="T2"> </text:span>normal<text:span text:style-name="T2"> </text:span>Chinese<text:span text:style-name="T2"> </text:span>front</text:p>
      <text:p text:style-name="P1">supposed<text:span text:style-name="T2"> </text:span>Soviet</text:p>
      <text:p text:style-name="P1"><text:soft-page-break/>future<text:span text:style-name="T2"> </text:span>potential<text:span text:style-name="T2"> </text:span>European<text:span text:style-name="T2"> </text:span>independent</text:p>
      <text:p text:style-name="P1">Christian<text:span text:style-name="T2"> </text:span>willing<text:span text:style-name="T2"> </text:span>previous<text:span text:style-name="T2"> </text:span>interested<text:span text:style-name="T2"> </text:span>wild<text:span text:style-name="T2"> </text:span>average<text:span text:style-name="T2"> </text:span>quick<text:span text:style-name="T2"> </text:span>light</text:p>
      <text:p text:style-name="P1">bright</text:p>
      <text:p text:style-name="P1">tiny<text:span text:style-name="T2"> </text:span>additional<text:span text:style-name="T2"> </text:span>present</text:p>
      <text:p text:style-name="P1">warm<text:span text:style-name="T2"> </text:span>annual<text:span text:style-name="T2"> </text:span>French<text:span text:style-name="T2"> </text:span>responsible<text:span text:style-name="T2"> </text:span>regular<text:span text:style-name="T2"> </text:span>soft</text:p>
      <text:p text:style-name="P1">female<text:span text:style-name="T2"> </text:span>afraid<text:span text:style-name="T2"> </text:span>native<text:span text:style-name="T2"> </text:span>broad<text:span text:style-name="T2"> </text:span>wonderful<text:span text:style-name="T2"> </text:span>growing<text:span text:style-name="T2"> </text:span>Indian<text:span text:style-name="T2"> </text:span>quiet</text:p>
      <text:p text:style-name="P1">aware<text:span text:style-name="T2"> </text:span>complete<text:span text:style-name="T2"> </text:span>active<text:span text:style-name="T2"> </text:span>chief<text:span text:style-name="T2"> </text:span>cool<text:span text:style-name="T2"> </text:span>dangerous<text:span text:style-name="T2"> </text:span>moral<text:span text:style-name="T2"> </text:span>United<text:span text:style-name="T2"> </text:span>academic<text:span text:style-name="T2"> </text:span>healthy<text:span text:style-name="T2"> </text:span>negative<text:span text:style-name="T2"> </text:span>following<text:span text:style-name="T2"> </text:span>historical<text:span text:style-name="T2"> </text:span>direct</text:p>
      <text:p text:style-name="P1">daily<text:span text:style-name="T2"> </text:span>fair<text:span text:style-name="T2"> </text:span>famous<text:span text:style-name="T2"> </text:span>familiar<text:span text:style-name="T2"> </text:span>appropriate<text:span text:style-name="T2"> </text:span>eastern<text:span text:style-name="T2"> </text:span>primary<text:span text:style-name="T2"> </text:span>clean<text:span text:style-name="T2"> </text:span>tall<text:span text:style-name="T2"> </text:span>male<text:span text:style-name="T2"> </text:span>alive<text:span text:style-name="T2"> </text:span>extra<text:span text:style-name="T2"> </text:span>domestic<text:span text:style-name="T2"> </text:span>northern<text:span text:style-name="T2"> </text:span>dry<text:span text:style-name="T2"> </text:span>Russian<text:span text:style-name="T2"> </text:span>sweet</text:p>
      <text:p text:style-name="P1">corporate<text:span text:style-name="T2"> </text:span>strange<text:span text:style-name="T2"> </text:span>urban<text:span text:style-name="T2"> </text:span>mental<text:span text:style-name="T2"> </text:span>educational<text:span text:style-name="T2"> </text:span>favorite<text:span text:style-name="T2"> </text:span>greatest</text:p>
      <text:p text:style-name="P1">complex<text:span text:style-name="T2"> </text:span>scientific<text:span text:style-name="T2"> </text:span>impossible<text:span text:style-name="T2"> </text:span>married<text:span text:style-name="T2"> </text:span>alone<text:span text:style-name="T2"> </text:span>presidential<text:span text:style-name="T2"> </text:span>emotional<text:span text:style-name="T2"> </text:span>Supreme<text:span text:style-name="T2"> </text:span>thin<text:span text:style-name="T2"> </text:span>empty<text:span text:style-name="T2"> </text:span>regional<text:span text:style-name="T2"> </text:span>Iraqi<text:span text:style-name="T2"> </text:span>expensive<text:span text:style-name="T2"> </text:span>yellow<text:span text:style-name="T2"> </text:span>prime<text:span text:style-name="T2"> </text:span>like<text:span text:style-name="T2"> </text:span>obvious<text:span text:style-name="T2"> </text:span>comfortable<text:span text:style-name="T2"> </text:span>angry<text:span text:style-name="T2"> </text:span>Japanese<text:span text:style-name="T2"> </text:span>thick<text:span text:style-name="T2"> </text:span>unique<text:span text:style-name="T2"> </text:span>internal<text:span text:style-name="T2"> </text:span>ethnic<text:span text:style-name="T2"> </text:span>actual<text:span text:style-name="T2"> </text:span>sick<text:span text:style-name="T2"> </text:span>Catholic<text:span text:style-name="T2"> </text:span>long-term<text:span text:style-name="T2"> </text:span>slow<text:span text:style-name="T2"> </text:span>brown<text:span text:style-name="T2"> </text:span>standard<text:span text:style-name="T2"> </text:span>English<text:span text:style-name="T2"> </text:span>funny<text:span text:style-name="T2"> </text:span>correct</text:p>
      <text:p text:style-name="P1">Jewish<text:span text:style-name="T2"> </text:span>crazy<text:span text:style-name="T2"> </text:span>just</text:p>
      <text:p text:style-name="P1">ancient</text:p>
      <text:p text:style-name="P1">golden<text:span text:style-name="T2"> </text:span>German<text:span text:style-name="T2"> </text:span>used<text:span text:style-name="T2"> </text:span>equal<text:span text:style-name="T2"> </text:span>official<text:span text:style-name="T2"> </text:span>typical<text:span text:style-name="T2"> </text:span>conservative<text:span text:style-name="T2"> </text:span>smart</text:p>
      <text:p text:style-name="P1">rare<text:span text:style-name="T2"> </text:span>separate<text:span text:style-name="T2"> </text:span>mean<text:span text:style-name="T2"> </text:span>industrial<text:span text:style-name="T2"> </text:span>surprised<text:span text:style-name="T2"> </text:span>busy<text:span text:style-name="T2"> </text:span>cheap<text:span text:style-name="T2"> </text:span>gray<text:span text:style-name="T2"> </text:span>overall<text:span text:style-name="T2"> </text:span>initial<text:span text:style-name="T2"> </text:span>terrible<text:span text:style-name="T2"> </text:span>contemporary<text:span text:style-name="T2"> </text:span>multiple<text:span text:style-name="T2"> </text:span>essential<text:span text:style-name="T2"> </text:span>criminal<text:span text:style-name="T2"> </text:span>careful<text:span text:style-name="T2"> </text:span>upper<text:span text:style-name="T2"> </text:span>tired<text:span text:style-name="T2"> </text:span>vast</text:p>
      <text:p text:style-name="P1">limited<text:span text:style-name="T2"> </text:span>proud<text:span text:style-name="T2"> </text:span>increased<text:span text:style-name="T2"> </text:span>enormous<text:span text:style-name="T2"> </text:span>liberal<text:span text:style-name="T2"> </text:span>massive<text:span text:style-name="T2"> </text:span>rural<text:span text:style-name="T2"> </text:span>narrow<text:span text:style-name="T2"> </text:span>solid<text:span text:style-name="T2"> </text:span>useful<text:span text:style-name="T2"> </text:span>secret</text:p>
      <text:p text:style-name="P1">unusual<text:span text:style-name="T2"> </text:span>sharp<text:span text:style-name="T2"> </text:span>creative<text:span text:style-name="T2"> </text:span>outside<text:span text:style-name="T2"> </text:span>gay<text:span text:style-name="T2"> </text:span>proper<text:span text:style-name="T2"> </text:span>live<text:span text:style-name="T2"> </text:span>guilty<text:span text:style-name="T2"> </text:span>living<text:span text:style-name="T2"> </text:span>technical<text:span text:style-name="T2"> </text:span>weak<text:span text:style-name="T2"> </text:span>illegal<text:span text:style-name="T2"> </text:span>fun<text:span text:style-name="T2"> </text:span>Israeli<text:span text:style-name="T2"> </text:span>spiritual<text:span text:style-name="T2"> </text:span>musical<text:span text:style-name="T2"> </text:span>dramatic<text:span text:style-name="T2"> </text:span>excellent</text:p>
      <text:p text:style-name="P1">lucky<text:span text:style-name="T2"> </text:span>unable<text:span text:style-name="T2"> </text:span>sad<text:span text:style-name="T2"> </text:span>brief<text:span text:style-name="T2"> </text:span>existing<text:span text:style-name="T2"> </text:span>remaining<text:span text:style-name="T2"> </text:span>visual<text:span text:style-name="T2"> </text:span>violent</text:p>
      <text:p text:style-name="P1">silent</text:p>
      <text:p text:style-name="P1">later<text:span text:style-name="T2"> </text:span>immediate<text:span text:style-name="T2"> </text:span>mass<text:span text:style-name="T2"> </text:span>leading<text:span text:style-name="T2"> </text:span>Arab<text:span text:style-name="T2"> </text:span>double<text:span text:style-name="T2"> </text:span>Spanish<text:span text:style-name="T2"> </text:span>formal<text:span text:style-name="T2"> </text:span>joint</text:p>
      <text:p text:style-name="P1">opposite<text:span text:style-name="T2"> </text:span>consistent</text:p>
      <text:p text:style-name="P1">grand<text:span text:style-name="T2"> </text:span>racial<text:span text:style-name="T2"> </text:span>Mexican<text:span text:style-name="T2"> </text:span>online<text:span text:style-name="T2"> </text:span>glad<text:span text:style-name="T2"> </text:span>ordinary<text:span text:style-name="T2"> </text:span>numerous<text:span text:style-name="T2"> </text:span>practical<text:span text:style-name="T2"> </text:span>amazing<text:span text:style-name="T2"> </text:span>intense<text:span text:style-name="T2"> </text:span>visible<text:span text:style-name="T2"> </text:span>competitive<text:span text:style-name="T2"> </text:span>congressional<text:span text:style-name="T2"> </text:span>fundamental<text:span text:style-name="T2"> </text:span>severe<text:span text:style-name="T2"> </text:span>fat</text:p>
      <text:p text:style-name="P1">still<text:span text:style-name="T2"> </text:span>Asian<text:span text:style-name="T2"> </text:span>digital<text:span text:style-name="T2"> </text:span>usual<text:span text:style-name="T2"> </text:span>psychological<text:span text:style-name="T2"> </text:span>increasing<text:span text:style-name="T2"> </text:span>holy<text:span text:style-name="T2"> </text:span>so-called<text:span text:style-name="T2"> </text:span>constant</text:p>
      <text:p text:style-name="P1">capable<text:span text:style-name="T2"> </text:span>nervous<text:span text:style-name="T2"> </text:span>crucial<text:span text:style-name="T2"> </text:span>electronic<text:span text:style-name="T2"> </text:span>pure<text:span text:style-name="T2"> </text:span>fellow<text:span text:style-name="T2"> </text:span>smooth<text:span text:style-name="T2"> </text:span>nearby<text:span text:style-name="T2"> </text:span>inner<text:span text:style-name="T2"> </text:span>junior<text:span text:style-name="T2"> </text:span>due<text:span text:style-name="T2"> </text:span>straight</text:p>
      <text:p text:style-name="P1">pretty<text:span text:style-name="T2"> </text:span>permanent</text:p>
      <text:p text:style-name="P1">wet</text:p>
      <text:p text:style-name="P1">pink<text:span text:style-name="T2"> </text:span>historic<text:span text:style-name="T2"> </text:span>apparent</text:p>
      <text:p text:style-name="P1">sensitive<text:span text:style-name="T2"> </text:span>reasonable<text:span text:style-name="T2"> </text:span>wooden<text:span text:style-name="T2"> </text:span>elementary<text:span text:style-name="T2"> </text:span>aggressive<text:span text:style-name="T2"> </text:span>FALSE<text:span text:style-name="T2"> </text:span>extreme<text:span text:style-name="T2"> </text:span>Latin<text:span text:style-name="T2"> </text:span>honest</text:p>
      <text:p text:style-name="P1">Palestinian<text:span text:style-name="T2"> </text:span>giant</text:p>
      <text:p text:style-name="P1">substantial<text:span text:style-name="T2"> </text:span>conventional<text:span text:style-name="T2"> </text:span>fast</text:p>
      <text:p text:style-name="P1">biological<text:span text:style-name="T2"> </text:span>flat</text:p>
      <text:p text:style-name="P1">mad<text:span text:style-name="T2"> </text:span>alternative<text:span text:style-name="T2"> </text:span>armed<text:span text:style-name="T2"> </text:span>clinical<text:span text:style-name="T2"> </text:span>Muslim<text:span text:style-name="T2"> </text:span>Islamic<text:span text:style-name="T2"> </text:span>ultimate<text:span text:style-name="T2"> </text:span>valuable<text:span text:style-name="T2"> </text:span>minor<text:span text:style-name="T2"> </text:span>developing<text:span text:style-name="T2"> </text:span>classic<text:span text:style-name="T2"> </text:span>extraordinary<text:span text:style-name="T2"> </text:span>rough<text:span text:style-name="T2"> </text:span>pregnant</text:p>
      <text:p text:style-name="P1">distant</text:p>
      <text:p text:style-name="P1">Italian<text:span text:style-name="T2"> </text:span>Canadian<text:span text:style-name="T2"> </text:span>universal<text:span text:style-name="T2"> </text:span>super<text:span text:style-name="T2"> </text:span>bottom<text:span text:style-name="T2"> </text:span>lost</text:p>
      <text:p text:style-name="P1">unlikely<text:span text:style-name="T2"> </text:span>constitutional<text:span text:style-name="T2"> </text:span>broken<text:span text:style-name="T2"> </text:span>electric<text:span text:style-name="T2"> </text:span>literary<text:span text:style-name="T2"> </text:span>stupid<text:span text:style-name="T2"> </text:span>strategic<text:span text:style-name="T2"> </text:span>remarkable<text:span text:style-name="T2"> </text:span>blind<text:span text:style-name="T2"> </text:span>genetic<text:span text:style-name="T2"> </text:span>chemical<text:span text:style-name="T2"> </text:span>accurate<text:span text:style-name="T2"> </text:span>Olympic<text:span text:style-name="T2"> </text:span>odd<text:span text:style-name="T2"> </text:span>tight</text:p>
      <text:p text:style-name="P1">solar<text:span text:style-name="T2"> </text:span>square<text:span text:style-name="T2"> </text:span>complicated<text:span text:style-name="T2"> </text:span>friendly<text:span text:style-name="T2"> </text:span>tremendous<text:span text:style-name="T2"> </text:span>innocent</text:p>
      <text:p text:style-name="P1">remote<text:span text:style-name="T2"> </text:span>raw<text:span text:style-name="T2"> </text:span>surprising<text:span text:style-name="T2"> </text:span>mutual<text:span text:style-name="T2"> </text:span>advanced<text:span text:style-name="T2"> </text:span>attractive<text:span text:style-name="T2"> </text:span>diverse<text:span text:style-name="T2"> </text:span>relevant</text:p>
      <text:p text:style-name="P1">ideal<text:span text:style-name="T2"> </text:span>working<text:span text:style-name="T2"> </text:span>unknown<text:span text:style-name="T2"> </text:span>assistant</text:p>
      <text:p text:style-name="P1">extensive<text:span text:style-name="T2"> </text:span>loose<text:span text:style-name="T2"> </text:span>considerable<text:span text:style-name="T2"> </text:span>intellectual<text:span text:style-name="T2"> </text:span>external<text:span text:style-name="T2"> </text:span>confident</text:p>
      <text:p text:style-name="P1">sudden<text:span text:style-name="T2"> </text:span>dirty<text:span text:style-name="T2"> </text:span>defensive<text:span text:style-name="T2"> </text:span>comprehensive<text:span text:style-name="T2"> </text:span>prominent</text:p>
      <text:p text:style-name="P1">stable<text:span text:style-name="T2"> </text:span>elderly<text:span text:style-name="T2"> </text:span>steady<text:span text:style-name="T2"> </text:span>vital<text:span text:style-name="T2"> </text:span>mere<text:span text:style-name="T2"> </text:span>exciting<text:span text:style-name="T2"> </text:span>radical<text:span text:style-name="T2"> </text:span>Irish<text:span text:style-name="T2"> </text:span>pale<text:span text:style-name="T2"> </text:span>round<text:span text:style-name="T2"> </text:span>ill<text:span text:style-name="T2"> </text:span>vulnerable<text:span text:style-name="T2"> </text:span>scared<text:span text:style-name="T2"> </text:span>ongoing<text:span text:style-name="T2"> </text:span>athletic<text:span text:style-name="T2"> </text:span>slight</text:p>
      <text:p text:style-name="P1">efficient</text:p>
      <text:p text:style-name="P1">closer<text:span text:style-name="T2"> </text:span>wealthy<text:span text:style-name="T2"> </text:span>given<text:span text:style-name="T2"> </text:span>OK<text:span text:style-name="T2"> </text:span>incredible<text:span text:style-name="T2"> </text:span>rapid<text:span text:style-name="T2"> </text:span>painful<text:span text:style-name="T2"> </text:span>helpful<text:span text:style-name="T2"> </text:span>organic<text:span text:style-name="T2"> </text:span>proposed<text:span text:style-name="T2"> </text:span>sophisticated<text:span text:style-name="T2"> </text:span>asleep<text:span text:style-name="T2"> </text:span>controversial<text:span text:style-name="T2"> </text:span>desperate<text:span text:style-name="T2"> </text:span>loud<text:span text:style-name="T2"> </text:span>sufficient</text:p>
      <text:p text:style-name="P1">modest</text:p>
      <text:p text:style-name="P1">agricultural<text:span text:style-name="T2"> </text:span>curious<text:span text:style-name="T2"> </text:span>downtown<text:span text:style-name="T2"> </text:span>eager<text:span text:style-name="T2"> </text:span>detailed<text:span text:style-name="T2"> </text:span>romantic<text:span text:style-name="T2"> </text:span>orange<text:span text:style-name="T2"> </text:span>temporary<text:span text:style-name="T2"> </text:span>relative<text:span text:style-name="T2"> </text:span>brilliant</text:p>
      <text:p text:style-name="P1">absolute<text:span text:style-name="T2"> </text:span>offensive<text:span text:style-name="T2"> </text:span>terrorist</text:p>
      <text:p text:style-name="P1">dominant</text:p>
      <text:p text:style-name="P1"><text:soft-page-break/>hungry<text:span text:style-name="T2"> </text:span>naked<text:span text:style-name="T2"> </text:span>legitimate<text:span text:style-name="T2"> </text:span>dependent</text:p>
      <text:p text:style-name="P1">institutional<text:span text:style-name="T2"> </text:span>civilian<text:span text:style-name="T2"> </text:span>weekly<text:span text:style-name="T2"> </text:span>wise<text:span text:style-name="T2"> </text:span>gifted<text:span text:style-name="T2"> </text:span>firm<text:span text:style-name="T2"> </text:span>running<text:span text:style-name="T2"> </text:span>distinct</text:p>
      <text:p text:style-name="P1">artistic<text:span text:style-name="T2"> </text:span>impressive<text:span text:style-name="T2"> </text:span>ugly<text:span text:style-name="T2"> </text:span>worried<text:span text:style-name="T2"> </text:span>moderate<text:span text:style-name="T2"> </text:span>subsequent</text:p>
      <text:p text:style-name="P1">continued<text:span text:style-name="T2"> </text:span>frequent</text:p>
      <text:p text:style-name="P1">awful<text:span text:style-name="T2"> </text:span>widespread<text:span text:style-name="T2"> </text:span>lovely<text:span text:style-name="T2"> </text:span>everyday<text:span text:style-name="T2"> </text:span>adequate<text:span text:style-name="T2"> </text:span>principal<text:span text:style-name="T2"> </text:span>concrete<text:span text:style-name="T2"> </text:span>African-American<text:span text:style-name="T2"> </text:span>changing<text:span text:style-name="T2"> </text:span>colonial<text:span text:style-name="T2"> </text:span>dear<text:span text:style-name="T2"> </text:span>sacred<text:span text:style-name="T2"> </text:span>cognitive<text:span text:style-name="T2"> </text:span>collective<text:span text:style-name="T2"> </text:span>exact</text:p>
      <text:p text:style-name="P1">okay<text:span text:style-name="T2"> </text:span>homeless<text:span text:style-name="T2"> </text:span>gentle<text:span text:style-name="T2"> </text:span>related<text:span text:style-name="T2"> </text:span>fit</text:p>
      <text:p text:style-name="P1">magic<text:span text:style-name="T2"> </text:span>superior<text:span text:style-name="T2"> </text:span>acceptable<text:span text:style-name="T2"> </text:span>continuous<text:span text:style-name="T2"> </text:span>excited<text:span text:style-name="T2"> </text:span>bitter<text:span text:style-name="T2"> </text:span>bare<text:span text:style-name="T2"> </text:span>subtle<text:span text:style-name="T2"> </text:span>pleased<text:span text:style-name="T2"> </text:span>ethical<text:span text:style-name="T2"> </text:span>secondary<text:span text:style-name="T2"> </text:span>experimental<text:span text:style-name="T2"> </text:span>net</text:p>
      <text:p text:style-name="P1">evident</text:p>
      <text:p text:style-name="P1">harsh<text:span text:style-name="T2"> </text:span>suburban<text:span text:style-name="T2"> </text:span>retail<text:span text:style-name="T2"> </text:span>classical<text:span text:style-name="T2"> </text:span>estimated<text:span text:style-name="T2"> </text:span>patient</text:p>
      <text:p text:style-name="P1">missing<text:span text:style-name="T2"> </text:span>reliable<text:span text:style-name="T2"> </text:span>Roman<text:span text:style-name="T2"> </text:span>occasional<text:span text:style-name="T2"> </text:span>administrative<text:span text:style-name="T2"> </text:span>deadly<text:span text:style-name="T2"> </text:span>Hispanic<text:span text:style-name="T2"> </text:span>monthly<text:span text:style-name="T2"> </text:span>Korean<text:span text:style-name="T2"> </text:span>mainstream<text:span text:style-name="T2"> </text:span>unlike<text:span text:style-name="T2"> </text:span>longtime<text:span text:style-name="T2"> </text:span>legislative<text:span text:style-name="T2"> </text:span>plain<text:span text:style-name="T2"> </text:span>strict</text:p>
      <text:p text:style-name="P1">inevitable<text:span text:style-name="T2"> </text:span>unexpected<text:span text:style-name="T2"> </text:span>overwhelming<text:span text:style-name="T2"> </text:span>written<text:span text:style-name="T2"> </text:span>maximum<text:span text:style-name="T2"> </text:span>medium<text:span text:style-name="T2"> </text:span>outdoor<text:span text:style-name="T2"> </text:span>random<text:span text:style-name="T2"> </text:span>minimum<text:span text:style-name="T2"> </text:span>fiscal<text:span text:style-name="T2"> </text:span>uncomfortable<text:span text:style-name="T2"> </text:span>welcome<text:span text:style-name="T2"> </text:span>continuing<text:span text:style-name="T2"> </text:span>chronic<text:span text:style-name="T2"> </text:span>peaceful<text:span text:style-name="T2"> </text:span>retired<text:span text:style-name="T2"> </text:span>grateful<text:span text:style-name="T2"> </text:span>virtual<text:span text:style-name="T2"> </text:span>indigenous<text:span text:style-name="T2"> </text:span>closed<text:span text:style-name="T2"> </text:span>weird<text:span text:style-name="T2"> </text:span>outer<text:span text:style-name="T2"> </text:span>drunk<text:span text:style-name="T2"> </text:span>intelligent</text:p>
      <text:p text:style-name="P1">convinced<text:span text:style-name="T2"> </text:span>driving<text:span text:style-name="T2"> </text:span>endless<text:span text:style-name="T2"> </text:span>mechanical<text:span text:style-name="T2"> </text:span>profound<text:span text:style-name="T2"> </text:span>genuine<text:span text:style-name="T2"> </text:span>horrible<text:span text:style-name="T2"> </text:span>behavioral<text:span text:style-name="T2"> </text:span>exclusive<text:span text:style-name="T2"> </text:span>meaningful<text:span text:style-name="T2"> </text:span>technological<text:span text:style-name="T2"> </text:span>pleasant</text:p>
      <text:p text:style-name="P1">frozen<text:span text:style-name="T2"> </text:span>theoretical<text:span text:style-name="T2"> </text:span>delicate<text:span text:style-name="T2"> </text:span>electrical<text:span text:style-name="T2"> </text:span>invisible<text:span text:style-name="T2"> </text:span>mild<text:span text:style-name="T2"> </text:span>identical<text:span text:style-name="T2"> </text:span>precise<text:span text:style-name="T2"> </text:span>anxious<text:span text:style-name="T2"> </text:span>structural<text:span text:style-name="T2"> </text:span>residential<text:span text:style-name="T2"> </text:span>nonprofit</text:p>
      <text:p text:style-name="P1">handsome<text:span text:style-name="T2"> </text:span>promising<text:span text:style-name="T2"> </text:span>conscious<text:span text:style-name="T2"> </text:span>evil<text:span text:style-name="T2"> </text:span>teenage<text:span text:style-name="T2"> </text:span>decent</text:p>
      <text:p text:style-name="P1">oral<text:span text:style-name="T2"> </text:span>generous<text:span text:style-name="T2"> </text:span>purple<text:span text:style-name="T2"> </text:span>bold<text:span text:style-name="T2"> </text:span>reluctant</text:p>
      <text:p text:style-name="P1">judicial<text:span text:style-name="T2"> </text:span>full-time<text:span text:style-name="T2"> </text:span>regulatory<text:span text:style-name="T2"> </text:span>diplomatic<text:span text:style-name="T2"> </text:span>elegant</text:p>
      <text:p text:style-name="P1">interior<text:span text:style-name="T2"> </text:span>casual<text:span text:style-name="T2"> </text:span>productive<text:span text:style-name="T2"> </text:span>civic<text:span text:style-name="T2"> </text:span>steep<text:span text:style-name="T2"> </text:span>dynamic<text:span text:style-name="T2"> </text:span>scary<text:span text:style-name="T2"> </text:span>disappointed<text:span text:style-name="T2"> </text:span>precious<text:span text:style-name="T2"> </text:span>representative<text:span text:style-name="T2"> </text:span>content</text:p>
      <text:p text:style-name="P1">realistic<text:span text:style-name="T2"> </text:span>hidden<text:span text:style-name="T2"> </text:span>tender<text:span text:style-name="T2"> </text:span>outstanding<text:span text:style-name="T2"> </text:span>lonely<text:span text:style-name="T2"> </text:span>artificial<text:span text:style-name="T2"> </text:span>abstract</text:p>
      <text:p text:style-name="P1">silly<text:span text:style-name="T2"> </text:span>shared<text:span text:style-name="T2"> </text:span>revolutionary<text:span text:style-name="T2"> </text:span>rear<text:span text:style-name="T2"> </text:span>coastal<text:span text:style-name="T2"> </text:span>burning<text:span text:style-name="T2"> </text:span>verbal<text:span text:style-name="T2"> </text:span>tribal<text:span text:style-name="T2"> </text:span>ridiculous<text:span text:style-name="T2"> </text:span>automatic<text:span text:style-name="T2"> </text:span>divine<text:span text:style-name="T2"> </text:span>Dutch<text:span text:style-name="T2"> </text:span>Greek<text:span text:style-name="T2"> </text:span>talented<text:span text:style-name="T2"> </text:span>stiff<text:span text:style-name="T2"> </text:span>extended<text:span text:style-name="T2"> </text:span>toxic<text:span text:style-name="T2"> </text:span>alleged<text:span text:style-name="T2"> </text:span>mysterious<text:span text:style-name="T2"> </text:span>parental<text:span text:style-name="T2"> </text:span>protective<text:span text:style-name="T2"> </text:span>faint</text:p>
      <text:p text:style-name="P1">shallow<text:span text:style-name="T2"> </text:span>improved<text:span text:style-name="T2"> </text:span>bloody<text:span text:style-name="T2"> </text:span>associated<text:span text:style-name="T2"> </text:span>near<text:span text:style-name="T2"> </text:span>optimistic<text:span text:style-name="T2"> </text:span>symbolic<text:span text:style-name="T2"> </text:span>hostile<text:span text:style-name="T2"> </text:span>combined<text:span text:style-name="T2"> </text:span>mixed<text:span text:style-name="T2"> </text:span>tropical<text:span text:style-name="T2"> </text:span>Cuban<text:span text:style-name="T2"> </text:span>spectacular<text:span text:style-name="T2"> </text:span>sheer<text:span text:style-name="T2"> </text:span>prior<text:span text:style-name="T2"> </text:span>immune<text:span text:style-name="T2"> </text:span>exotic<text:span text:style-name="T2"> </text:span>fascinating<text:span text:style-name="T2"> </text:span>secure<text:span text:style-name="T2"> </text:span>ideological<text:span text:style-name="T2"> </text:span>secular<text:span text:style-name="T2"> </text:span>intimate<text:span text:style-name="T2"> </text:span>neutral<text:span text:style-name="T2"> </text:span>flexible<text:span text:style-name="T2"> </text:span>progressive<text:span text:style-name="T2"> </text:span>terrific<text:span text:style-name="T2"> </text:span>functional<text:span text:style-name="T2"> </text:span>cooperative<text:span text:style-name="T2"> </text:span>tragic<text:span text:style-name="T2"> </text:span>underlying<text:span text:style-name="T2"> </text:span>sexy<text:span text:style-name="T2"> </text:span>costly<text:span text:style-name="T2"> </text:span>ambitious<text:span text:style-name="T2"> </text:span>influential<text:span text:style-name="T2"> </text:span>uncertain<text:span text:style-name="T2"> </text:span>statistical<text:span text:style-name="T2"> </text:span>metropolitan<text:span text:style-name="T2"> </text:span>rolling<text:span text:style-name="T2"> </text:span>aesthetic<text:span text:style-name="T2"> </text:span>expected<text:span text:style-name="T2"> </text:span>royal<text:span text:style-name="T2"> </text:span>minimal<text:span text:style-name="T2"> </text:span>anonymous<text:span text:style-name="T2"> </text:span>instructional<text:span text:style-name="T2"> </text:span>fixed<text:span text:style-name="T2"> </text:span>experienced<text:span text:style-name="T2"> </text:span>upset</text:p>
      <text:p text:style-name="P1">cute<text:span text:style-name="T2"> </text:span>short-term<text:span text:style-name="T2"> </text:span>passing<text:span text:style-name="T2"> </text:span>known<text:span text:style-name="T2"> </text:span>encouraging<text:span text:style-name="T2"> </text:span>accessible<text:span text:style-name="T2"> </text:span>dried<text:span text:style-name="T2"> </text:span>pro<text:span text:style-name="T2"> </text:span>well-known<text:span text:style-name="T2"> </text:span>surrounding<text:span text:style-name="T2"> </text:span>ecological<text:span text:style-name="T2"> </text:span>unprecedented<text:span text:style-name="T2"> </text:span>preliminary<text:span text:style-name="T2"> </text:span>shy<text:span text:style-name="T2"> </text:span>disabled<text:span text:style-name="T2"> </text:span>gross<text:span text:style-name="T2"> </text:span>damn<text:span text:style-name="T2"> </text:span>associate<text:span text:style-name="T2"> </text:span>innovative<text:span text:style-name="T2"> </text:span>vertical<text:span text:style-name="T2"> </text:span>instant</text:p>
      <text:p text:style-name="P1">required<text:span text:style-name="T2"> </text:span>colorful<text:span text:style-name="T2"> </text:span>organizational<text:span text:style-name="T2"> </text:span>nasty<text:span text:style-name="T2"> </text:span>emerging<text:span text:style-name="T2"> </text:span>fierce<text:span text:style-name="T2"> </text:span>rational<text:span text:style-name="T2"> </text:span>vocal<text:span text:style-name="T2"> </text:span>unfair<text:span text:style-name="T2"> </text:span>risky<text:span text:style-name="T2"> </text:span>depressed<text:span text:style-name="T2"> </text:span>closest</text:p>
      <text:p text:style-name="P1">supportive<text:span text:style-name="T2"> </text:span>informal<text:span text:style-name="T2"> </text:span>Persian<text:span text:style-name="T2"> </text:span>perceived<text:span text:style-name="T2"> </text:span>sole<text:span text:style-name="T2"> </text:span>partial<text:span text:style-name="T2"> </text:span>added<text:span text:style-name="T2"> </text:span>excessive<text:span text:style-name="T2"> </text:span>high-tech<text:span text:style-name="T2"> </text:span>logical<text:span text:style-name="T2"> </text:span>blank<text:span text:style-name="T2"> </text:span>dying<text:span text:style-name="T2"> </text:span>developmental<text:span text:style-name="T2"> </text:span>faster<text:span text:style-name="T2"> </text:span>striking<text:span text:style-name="T2"> </text:span>embarrassed<text:span text:style-name="T2"> </text:span>fucking<text:span text:style-name="T2"> </text:span>isolated<text:span text:style-name="T2"> </text:span>suspicious<text:span text:style-name="T2"> </text:span>eligible<text:span text:style-name="T2"> </text:span>demographic<text:span text:style-name="T2"> </text:span>intact</text:p>
      <text:p text:style-name="P1">elaborate<text:span text:style-name="T2"> </text:span>comparable<text:span text:style-name="T2"> </text:span>awake<text:span text:style-name="T2"> </text:span>feminist</text:p>
      <text:p text:style-name="P1">dumb<text:span text:style-name="T2"> </text:span>philosophical<text:span text:style-name="T2"> </text:span>municipal<text:span text:style-name="T2"> </text:span>neat</text:p>
      <text:p text:style-name="P1">mobile<text:span text:style-name="T2"> </text:span>brutal<text:span text:style-name="T2"> </text:span>voluntary<text:span text:style-name="T2"> </text:span>valid<text:span text:style-name="T2"> </text:span>unhappy<text:span text:style-name="T2"> </text:span>coming<text:span text:style-name="T2"> </text:span>distinctive<text:span text:style-name="T2"> </text:span>calm<text:span text:style-name="T2"> </text:span>theological<text:span text:style-name="T2"> </text:span>fragile<text:span text:style-name="T2"> </text:span>old-fashioned<text:span text:style-name="T2"> </text:span>crowded<text:span text:style-name="T2"> </text:span>fantastic<text:span text:style-name="T2"> </text:span>level<text:span text:style-name="T2"> </text:span>liquid<text:span text:style-name="T2"> </text:span>suitable<text:span text:style-name="T2"> </text:span>cruel<text:span text:style-name="T2"> </text:span>loyal<text:span text:style-name="T2"> </text:span>rubber<text:span text:style-name="T2"> </text:span>favorable<text:span text:style-name="T2"> </text:span>veteran<text:span text:style-name="T2"> </text:span>integrated<text:span text:style-name="T2"> </text:span>blond<text:span text:style-name="T2"> </text:span>explicit</text:p>
      <text:p text:style-name="P1">disturbing<text:span text:style-name="T2"> </text:span>magnetic<text:span text:style-name="T2"> </text:span>devastating<text:span text:style-name="T2"> </text:span>neighboring<text:span text:style-name="T2"> </text:span>consecutive<text:span text:style-name="T2"> </text:span>republican<text:span text:style-name="T2"> </text:span>worldwide<text:span text:style-name="T2"> </text:span>brave<text:span text:style-name="T2"> </text:span>dense<text:span text:style-name="T2"> </text:span>sunny<text:span text:style-name="T2"> </text:span>compelling<text:span text:style-name="T2"> </text:span>troubled<text:span text:style-name="T2"> </text:span>balanced<text:span text:style-name="T2"> </text:span>flying<text:span text:style-name="T2"> </text:span>sustainable<text:span text:style-name="T2"> </text:span>skilled<text:span text:style-name="T2"> </text:span>managing<text:span text:style-name="T2"> </text:span>marine<text:span text:style-name="T2"> </text:span>organized<text:span text:style-name="T2"> </text:span>boring<text:span text:style-name="T2"> </text:span>fatal<text:span text:style-name="T2"> </text:span>inherent</text:p>
      <text:p text:style-name="P1">selected<text:span text:style-name="T2"> </text:span>naval<text:span text:style-name="T2"> </text:span>middle-class<text:span text:style-name="T2"> </text:span>beloved<text:span text:style-name="T2"> </text:span>chopped<text:span text:style-name="T2"> </text:span>bizarre<text:span text:style-name="T2"> </text:span>skeptical<text:span text:style-name="T2"> </text:span>unfortunate<text:span text:style-name="T2"> </text:span>intensive<text:span text:style-name="T2"> </text:span>developed<text:span text:style-name="T2"> </text:span>clever<text:span text:style-name="T2"> </text:span>interactive<text:span text:style-name="T2"> </text:span>challenging<text:span text:style-name="T2"> </text:span>delicious<text:span text:style-name="T2"> </text:span>Iranian</text:p>
      <text:h text:style-name="P5" text:outline-level="2">A<text:span text:style-name="T1">dverb </text:span><text:span text:style-name="T15">√</text:span></text:h>
      <text:p text:style-name="P1">course<text:span text:style-name="T2"> </text:span>no<text:span text:style-name="T2"> </text:span>kind<text:span text:style-name="T2"> </text:span>part virtually <text:span text:style-name="T14">pure</text:span><text:span text:style-name="T6"> </text:span>particular<text:span text:style-name="T2"> </text:span>general besides<text:span text:style-name="T2"> </text:span>lightly<text:span text:style-name="T2"> </text:span>past altogether<text:span text:style-name="T2"> </text:span>thereby<text:span text:style-name="T2"> </text:span>overall<text:span text:style-name="T2"> </text:span>readily<text:span text:style-name="T2"> </text:span>thoroughly<text:span text:style-name="T2"> </text:span>afterward<text:span text:style-name="T2"> </text:span>presumably<text:span text:style-name="T2"> </text:span>alike<text:span text:style-name="T2"> </text:span>reportedly<text:span text:style-name="T2"> </text:span>worldwide<text:span text:style-name="T2"> </text:span>openly<text:span text:style-name="T2"> </text:span>likewise<text:span text:style-name="T2"> </text:span>supposedly<text:span text:style-name="T2"> </text:span>halfway<text:span text:style-name="T2"> </text:span>deliberately<text:span text:style-name="T2"> <text:s/></text:span>inevitably<text:span text:style-name="T2"> </text:span>allegedly<text:span text:style-name="T2"> </text:span>solely<text:span text:style-name="T2"> </text:span>formerly<text:span text:style-name="T2"> </text:span>downtown<text:span text:style-name="T2"> </text:span>routinely<text:span text:style-name="T2"> </text:span>overnight steadily<text:span text:style-name="T2"> </text:span>within<text:span text:style-name="T2"> </text:span>sudden<text:span text:style-name="T2"> </text:span>nationwide<text:span text:style-name="T2"> </text:span>overseas</text:p>
      <text:h text:style-name="P5" text:outline-level="2">F<text:span text:style-name="T1">unction word </text:span><text:span text:style-name="T15">√</text:span></text:h>
      <text:p text:style-name="P3"><text:span text:style-name="T11"><text:s/></text:span>toward<text:span text:style-name="T11"> i </text:span>despite<text:span text:style-name="T11"> i </text:span>throughout<text:span text:style-name="T11"> i </text:span>front<text:span text:style-name="T11"> i <text:s/></text:span>terms<text:span text:style-name="T11"> i </text:span>unless<text:span text:style-name="T11"> c </text:span>worth<text:span text:style-name="T11"> i </text:span>past<text:span text:style-name="T11"> i </text:span>next<text:span text:style-name="T11"> i </text:span>lots<text:span text:style-name="T11"> p </text:span>long<text:span text:style-name="T11"> c </text:span>beside<text:span text:style-name="T11"> i </text:span>towards<text:span text:style-name="T11"> i </text:span>ahead<text:span text:style-name="T11"> i </text:span>favor<text:span text:style-name="T11"> i </text:span>re<text:span text:style-name="T11"> i </text:span>subject<text:span text:style-name="T11"> i </text:span>response<text:span text:style-name="T11"> i </text:span>amid<text:span text:style-name="T11"> i </text:span>besides<text:span text:style-name="T11"> i </text:span>spite<text:span text:style-name="T11"> i </text:span>alongside<text:span text:style-name="T11"> i </text:span>charge<text:span text:style-name="T11"> i </text:span>behalf<text:span text:style-name="T11"> i </text:span>atop<text:span text:style-name="T11"> i </text:span>part<text:span text:style-name="T11"> i </text:span>light<text:span text:style-name="T11"> i </text:span>till<text:span text:style-name="T11"> c </text:span>till<text:span text:style-name="T11"> </text:span><text:span text:style-name="T12">i</text:span><text:span text:style-name="T11"> </text:span>aboard<text:span text:style-name="T11"> i </text:span><text:span text:style-name="T13"><text:s/></text:span>to t</text:p>
      <text:p text:style-name="P4">oh<text:span text:style-name="T11"> u </text:span>yeah<text:span text:style-name="T11"> u </text:span>hey<text:span text:style-name="T11"> u </text:span>ah<text:span text:style-name="T11"> u </text:span>wow<text:span text:style-name="T11"> u </text:span>huh<text:span text:style-name="T11"> u </text:span>uh<text:span text:style-name="T11"> 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ato Light" svg:font-family="'Lato Light'" style:font-pitch="variable"/>
    <style:font-face style:name="YaleNew1" svg:font-family="YaleNew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 style:writing-mode="page"/>
      <style:text-properties style:font-name="YaleNew" fo:font-family="YaleNew" style:font-style-name="Roman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47:49.535630711</meta:creation-date>
    <dc:date>2018-01-27T17:28:22.990471983</dc:date>
    <meta:editing-duration>PT1H51M28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0" meta:paragraph-count="455" meta:word-count="3641" meta:character-count="27366" meta:non-whitespace-character-count="24172"/>
  </office:meta>
</office:document-meta>
</file>